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92.04mm"/>
    </style:style>
    <style:style style:name="co6" style:family="table-column">
      <style:table-column-properties fo:break-before="auto" style:column-width="47.1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53.09mm"/>
    </style:style>
    <style:style style:name="co11" style:family="table-column">
      <style:table-column-properties fo:break-before="auto" style:column-width="59.9mm"/>
    </style:style>
    <style:style style:name="co12" style:family="table-column">
      <style:table-column-properties fo:break-before="auto" style:column-width="51.47mm"/>
    </style:style>
    <style:style style:name="co13" style:family="table-column">
      <style:table-column-properties fo:break-before="auto" style:column-width="25.59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30.41mm"/>
    </style:style>
    <style:style style:name="co1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b2b2b2"/>
    </style:style>
    <style:style style:name="ce1" style:family="table-cell" style:parent-style-name="Default" style:data-style-name="N11"/>
    <style:style style:name="ce11" style:family="table-cell" style:parent-style-name="Default" style:data-style-name="N11">
      <style:text-properties fo:color="#b2b2b2"/>
    </style:style>
    <style:style style:name="ce10" style:family="table-cell" style:parent-style-name="Default">
      <style:map style:condition="cell-content()=&quot;x&quot;" style:apply-style-name="Good" style:base-cell-address="'top ten C 2017'.I8"/>
      <style:map style:condition="cell-content()=&quot;?&quot;" style:apply-style-name="Neutral" style:base-cell-address="'top ten C 2017'.I8"/>
      <style:map style:condition="cell-content()=&quot;-&quot;" style:apply-style-name="Bad" style:base-cell-address="'top ten C 2017'.I8"/>
    </style:style>
    <style:style style:name="ce12" style:family="table-cell" style:parent-style-name="Default" style:data-style-name="N11">
      <style:map style:condition="cell-content()=&quot;x&quot;" style:apply-style-name="Good" style:base-cell-address="'top ten C 2017'.I8"/>
      <style:map style:condition="cell-content()=&quot;?&quot;" style:apply-style-name="Neutral" style:base-cell-address="'top ten C 2017'.I8"/>
      <style:map style:condition="cell-content()=&quot;-&quot;" style:apply-style-name="Bad" style:base-cell-address="'top ten C 2017'.I8"/>
    </style:style>
    <style:style style:name="ce17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/>
    <style:style style:name="ce19" style:family="table-cell" style:parent-style-name="Default">
      <style:text-properties fo:color="#2e3436" style:text-outline="false" style:text-line-through-style="none" style:text-line-through-type="none" style:font-name="Ubuntu" fo:font-size="5.5999999046325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"/>
    <style:style style:name="ce23" style:family="table-cell" style:parent-style-name="Default"/>
    <style:style style:name="ce18" style:family="table-cell" style:parent-style-name="Default" style:data-style-name="N11"/>
    <style:style style:name="ce47" style:family="table-cell" style:parent-style-name="Default" style:data-style-name="N11"/>
    <style:style style:name="ce41" style:family="table-cell" style:parent-style-name="Default" style:data-style-name="N11"/>
    <style:style style:name="ce48" style:family="table-cell" style:parent-style-name="Default" style:data-style-name="N11"/>
    <style:style style:name="ce30" style:family="table-cell" style:parent-style-name="Default" style:data-style-name="N11"/>
    <style:style style:name="ce31" style:family="table-cell" style:parent-style-name="Default" style:data-style-name="N11"/>
    <style:style style:name="ce27" style:family="table-cell" style:parent-style-name="Default" style:data-style-name="N11"/>
    <style:style style:name="ce28" style:family="table-cell" style:parent-style-name="Default" style:data-style-name="N11"/>
    <style:style style:name="ce51" style:family="table-cell" style:parent-style-name="Default" style:data-style-name="N11"/>
    <style:style style:name="ce52" style:family="table-cell" style:parent-style-name="Default" style:data-style-name="N11"/>
    <style:style style:name="ce1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p ten C 2017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table:style-name="ce4"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WE</text:p>
          </table:table-cell>
          <table:table-cell table:style-name="ce4" office:value-type="string" calcext:value-type="string">
            <text:p>NVD Score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5"/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WE-119</text:p>
          </table:table-cell>
          <table:table-cell office:value-type="float" office:value="2289.00003743172" calcext:value-type="float">
            <text:p>2289,00003743172</text:p>
          </table:table-cell>
          <table:table-cell table:formula="of:=[.D6]/[.$D$27]" office:value-type="percentage" office:value="0.320988347951223" calcext:value-type="percentage">
            <text:p>32,10 %</text:p>
          </table:table-cell>
          <table:table-cell office:value-type="string" calcext:value-type="string">
            <text:p>Faulty Buffer Acces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WE-20</text:p>
          </table:table-cell>
          <table:table-cell office:value-type="float" office:value="749.50001013279" calcext:value-type="float">
            <text:p>749,50001013279</text:p>
          </table:table-cell>
          <table:table-cell table:formula="of:=[.D7]/[.$D$27]" office:value-type="percentage" office:value="0.105102999610207" calcext:value-type="percentage">
            <text:p>10,51 %</text:p>
          </table:table-cell>
          <table:table-cell office:value-type="string" calcext:value-type="string">
            <text:p>Improper Input Valid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WE-125</text:p>
          </table:table-cell>
          <table:table-cell office:value-type="float" office:value="716.100016474724" calcext:value-type="float">
            <text:p>716,100016474724</text:p>
          </table:table-cell>
          <table:table-cell table:formula="of:=[.D8]/[.$D$27]" office:value-type="percentage" office:value="0.100419291173962" calcext:value-type="percentage">
            <text:p>10,04 %</text:p>
          </table:table-cell>
          <table:table-cell office:value-type="string" calcext:value-type="string">
            <text:p>Faulty Buffer Access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399</text:p>
          </table:table-cell>
          <table:table-cell office:value-type="float" office:value="578.900002837181" calcext:value-type="float">
            <text:p>578,900002837181</text:p>
          </table:table-cell>
          <table:table-cell table:formula="of:=[.D9]/[.$D$27]" office:value-type="percentage" office:value="0.0811796210139679" calcext:value-type="percentage">
            <text:p>8,12 %</text:p>
          </table:table-cell>
          <table:table-cell office:value-type="string" calcext:value-type="string">
            <text:p>Resource Management Errors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190</text:p>
          </table:table-cell>
          <table:table-cell office:value-type="float" office:value="437.600005626678" calcext:value-type="float">
            <text:p>437,600005626678</text:p>
          </table:table-cell>
          <table:table-cell table:formula="of:=[.D10]/[.$D$27]" office:value-type="percentage" office:value="0.0613650068032135" calcext:value-type="percentage">
            <text:p>6,14 %</text:p>
          </table:table-cell>
          <table:table-cell office:value-type="string" calcext:value-type="string">
            <text:p>Integer Overflow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476</text:p>
          </table:table-cell>
          <table:table-cell office:value-type="float" office:value="359.600005030632" calcext:value-type="float">
            <text:p>359,600005030632</text:p>
          </table:table-cell>
          <table:table-cell table:formula="of:=[.D11]/[.$D$27]" office:value-type="percentage" office:value="0.0504270029054018" calcext:value-type="percentage">
            <text:p>5,04 %</text:p>
          </table:table-cell>
          <table:table-cell office:value-type="string" calcext:value-type="string">
            <text:p>NULL Pointer Dereference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787</text:p>
          </table:table-cell>
          <table:table-cell office:value-type="float" office:value="305.500005245209" calcext:value-type="float">
            <text:p>305,500005245209</text:p>
          </table:table-cell>
          <table:table-cell table:formula="of:=[.D12]/[.$D$27]" office:value-type="percentage" office:value="0.0428405156745983" calcext:value-type="percentage">
            <text:p>4,28 %</text:p>
          </table:table-cell>
          <table:table-cell office:value-type="string" calcext:value-type="string">
            <text:p>Out-of-bounds Write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284</text:p>
          </table:table-cell>
          <table:table-cell office:value-type="float" office:value="259.300000667572" calcext:value-type="float">
            <text:p>259,300000667572</text:p>
          </table:table-cell>
          <table:table-cell table:formula="of:=[.D13]/[.$D$27]" office:value-type="percentage" office:value="0.0363618512350146" calcext:value-type="percentage">
            <text:p>3,64 %</text:p>
          </table:table-cell>
          <table:table-cell office:value-type="string" calcext:value-type="string">
            <text:p>Improper Access Control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264</text:p>
          </table:table-cell>
          <table:table-cell office:value-type="float" office:value="268" calcext:value-type="float">
            <text:p>268</text:p>
          </table:table-cell>
          <table:table-cell table:formula="of:=[.D14]/[.$D$27]" office:value-type="percentage" office:value="0.0375818592591412" calcext:value-type="percentage">
            <text:p>3,76 %</text:p>
          </table:table-cell>
          <table:table-cell office:value-type="string" calcext:value-type="string">
            <text:p>Permissions, Privileges, and Access Controls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WE-416</text:p>
          </table:table-cell>
          <table:table-cell office:value-type="float" office:value="259" calcext:value-type="float">
            <text:p>259</text:p>
          </table:table-cell>
          <table:table-cell table:formula="of:=[.D15]/[.$D$27]" office:value-type="percentage" office:value="0.0363197818959611" calcext:value-type="percentage">
            <text:p>3,63 %</text:p>
          </table:table-cell>
          <table:table-cell office:value-type="string" calcext:value-type="string">
            <text:p>Resource Management Errors (Use After Free)</text:p>
          </table:table-cell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7" office:value-type="string" calcext:value-type="string">
            <text:p>CWE-200</text:p>
          </table:table-cell>
          <table:table-cell table:style-name="ce7" office:value-type="float" office:value="183.700001358986" calcext:value-type="float">
            <text:p>183,700001358986</text:p>
          </table:table-cell>
          <table:table-cell table:style-name="ce11" table:formula="of:=[.D16]/[.$D$27]" office:value-type="percentage" office:value="0.0257604014812592" calcext:value-type="percentage">
            <text:p>2,58 %</text:p>
          </table:table-cell>
          <table:table-cell table:style-name="ce7"/>
          <table:table-cell table:number-columns-repeated="2"/>
          <table:table-cell table:style-name="ce10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7" office:value-type="string" calcext:value-type="string">
            <text:p>CWE-189</text:p>
          </table:table-cell>
          <table:table-cell table:style-name="ce7" office:value-type="float" office:value="137.600001811981" calcext:value-type="float">
            <text:p>137,600001811981</text:p>
          </table:table-cell>
          <table:table-cell table:style-name="ce11" table:formula="of:=[.D17]/[.$D$27]" office:value-type="percentage" office:value="0.0192957608289382" calcext:value-type="percentage">
            <text:p>1,93 %</text:p>
          </table:table-cell>
          <table:table-cell table:style-name="ce7"/>
          <table:table-cell table:style-name="ce1" table:number-columns-repeated="2"/>
          <table:table-cell table:style-name="ce12" table:number-columns-repeated="7"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7" office:value-type="string" calcext:value-type="string">
            <text:p>CWE-400</text:p>
          </table:table-cell>
          <table:table-cell table:style-name="ce7" office:value-type="float" office:value="136.400000572205" calcext:value-type="float">
            <text:p>136,400000572205</text:p>
          </table:table-cell>
          <table:table-cell table:style-name="ce11" table:formula="of:=[.D18]/[.$D$27]" office:value-type="percentage" office:value="0.0191274836733261" calcext:value-type="percentage">
            <text:p>1,91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415</text:p>
          </table:table-cell>
          <table:table-cell table:style-name="ce7" office:value-type="float" office:value="95.9000010490417" calcext:value-type="float">
            <text:p>95,9000010490417</text:p>
          </table:table-cell>
          <table:table-cell table:style-name="ce11" table:formula="of:=[.D19]/[.$D$27]" office:value-type="percentage" office:value="0.0134481356058828" calcext:value-type="percentage">
            <text:p>1,34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287</text:p>
          </table:table-cell>
          <table:table-cell table:style-name="ce7" office:value-type="float" office:value="84.3000001907349" calcext:value-type="float">
            <text:p>84,3000001907349</text:p>
          </table:table-cell>
          <table:table-cell table:style-name="ce11" table:formula="of:=[.D20]/[.$D$27]" office:value-type="percentage" office:value="0.0118214579952007" calcext:value-type="percentage">
            <text:p>1,18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362</text:p>
          </table:table-cell>
          <table:table-cell table:style-name="ce7" office:value-type="float" office:value="60.5000001192093" calcext:value-type="float">
            <text:p>60,5000001192093</text:p>
          </table:table-cell>
          <table:table-cell table:style-name="ce11" table:formula="of:=[.D21]/[.$D$27]" office:value-type="percentage" office:value="0.00848396451364982" calcext:value-type="percentage">
            <text:p>0,85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19</text:p>
          </table:table-cell>
          <table:table-cell table:style-name="ce7" office:value-type="float" office:value="58.400000333786" calcext:value-type="float">
            <text:p>58,400000333786</text:p>
          </table:table-cell>
          <table:table-cell table:style-name="ce11" table:formula="of:=[.D22]/[.$D$27]" office:value-type="percentage" office:value="0.00818947982566472" calcext:value-type="percentage">
            <text:p>0,82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254</text:p>
          </table:table-cell>
          <table:table-cell table:style-name="ce7" office:value-type="float" office:value="56.8000011444092" calcext:value-type="float">
            <text:p>56,8000011444092</text:p>
          </table:table-cell>
          <table:table-cell table:style-name="ce11" table:formula="of:=[.D23]/[.$D$27]" office:value-type="percentage" office:value="0.00796511063032928" calcext:value-type="percentage">
            <text:p>0,80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369</text:p>
          </table:table-cell>
          <table:table-cell table:style-name="ce7" office:value-type="float" office:value="50.0000014305115" calcext:value-type="float">
            <text:p>50,0000014305115</text:p>
          </table:table-cell>
          <table:table-cell table:style-name="ce11" table:formula="of:=[.D24]/[.$D$27]" office:value-type="percentage" office:value="0.007011541107158" calcext:value-type="percentage">
            <text:p>0,70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CWE-444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[.D25]/[.$D$27]" office:value-type="percentage" office:value="0.00631038681590058" calcext:value-type="percentage">
            <text:p>0,63 %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formula="of:=SUM([.D6:.D26])" office:value-type="float" office:value="7131.10009145737" calcext:value-type="float">
            <text:p>7131,10009145737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based on debian_issues SELECT cwe_id,sum(base_score) as score FROM cve join issue on cve_id=id_cve join package on package_id=id_package where published_date&gt;Date("2017-1-1") and lang1='C' group by cwe_id order by score desc;</text:p>
          </table:table-cell>
          <table:table-cell/>
          <table:table-cell table:style-name="Default"/>
          <table:table-cell table:number-columns-repeated="1019"/>
        </table:table-row>
        <calcext:conditional-formats>
          <calcext:conditional-format calcext:target-range-address="'top ten C 2017'.I8:'top ten C 2017'.P17">
            <calcext:condition calcext:apply-style-name="Good" calcext:value="=&quot;x&quot;" calcext:base-cell-address="'top ten C 2017'.I8"/>
            <calcext:condition calcext:apply-style-name="Neutral" calcext:value="=&quot;?&quot;" calcext:base-cell-address="'top ten C 2017'.I8"/>
            <calcext:condition calcext:apply-style-name="Bad" calcext:value="=&quot;-&quot;" calcext:base-cell-address="'top ten C 2017'.I8"/>
          </calcext:conditional-format>
        </calcext:conditional-formats>
      </table:table>
      <table:table table:name="top ten C all time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sfp_cluster</text:p>
          </table:table-cell>
          <table:table-cell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ory Access</text:p>
          </table:table-cell>
          <table:table-cell office:value-type="float" office:value="9705.60011339188" calcext:value-type="float">
            <text:p>9705,60011339188</text:p>
          </table:table-cell>
          <table:table-cell table:formula="of:=[.C3]/[.$C$21]" office:value-type="percentage" office:value="0.32655917851161" calcext:value-type="percentage">
            <text:p>32,66 %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7270.60005331039" calcext:value-type="float">
            <text:p>7270,60005331039</text:p>
          </table:table-cell>
          <table:table-cell table:formula="of:=[.C4]/[.$C$21]" office:value-type="percentage" office:value="0.244630023178006" calcext:value-type="percentage">
            <text:p>24,46 %</text:p>
          </table:table-cell>
        </table:table-row>
        <table:table-row table:style-name="ro1">
          <table:table-cell/>
          <table:table-cell office:value-type="string" calcext:value-type="string">
            <text:p>Tainted Input</text:p>
          </table:table-cell>
          <table:table-cell office:value-type="float" office:value="3470.40003037453" calcext:value-type="float">
            <text:p>3470,40003037453</text:p>
          </table:table-cell>
          <table:table-cell table:formula="of:=[.C5]/[.$C$21]" office:value-type="percentage" office:value="0.116766708888207" calcext:value-type="percentage">
            <text:p>11,68 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office:value-type="float" office:value="3185.90002572536" calcext:value-type="float">
            <text:p>3185,90002572536</text:p>
          </table:table-cell>
          <table:table-cell table:formula="of:=[.C6]/[.$C$21]" office:value-type="percentage" office:value="0.107194288149731" calcext:value-type="percentage">
            <text:p>10,72 %</text:p>
          </table:table-cell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float" office:value="2063.09999084473" calcext:value-type="float">
            <text:p>2063,09999084473</text:p>
          </table:table-cell>
          <table:table-cell table:formula="of:=[.C7]/[.$C$21]" office:value-type="percentage" office:value="0.0694160309848285" calcext:value-type="percentage">
            <text:p>6,94 %</text:p>
          </table:table-cell>
        </table:table-row>
        <table:table-row table:style-name="ro1">
          <table:table-cell/>
          <table:table-cell office:value-type="string" calcext:value-type="string">
            <text:p>Information Leak</text:p>
          </table:table-cell>
          <table:table-cell office:value-type="float" office:value="827.300001263619" calcext:value-type="float">
            <text:p>827,300001263619</text:p>
          </table:table-cell>
          <table:table-cell table:formula="of:=[.C8]/[.$C$21]" office:value-type="percentage" office:value="0.027835724286902" calcext:value-type="percentage">
            <text:p>2,78 %</text:p>
          </table:table-cell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718.300010561943" calcext:value-type="float">
            <text:p>718,300010561943</text:p>
          </table:table-cell>
          <table:table-cell table:formula="of:=[.C9]/[.$C$21]" office:value-type="percentage" office:value="0.0241682594206958" calcext:value-type="percentage">
            <text:p>2,42 %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float" office:value="701.100010633469" calcext:value-type="float">
            <text:p>701,100010633469</text:p>
          </table:table-cell>
          <table:table-cell table:formula="of:=[.C10]/[.$C$21]" office:value-type="percentage" office:value="0.0235895401471403" calcext:value-type="percentage">
            <text:p>2,36 %</text:p>
          </table:table-cell>
        </table:table-row>
        <table:table-row table:style-name="ro1">
          <table:table-cell/>
          <table:table-cell office:value-type="string" calcext:value-type="string">
            <text:p>Risky Values</text:p>
          </table:table-cell>
          <table:table-cell office:value-type="float" office:value="621.800008058548" calcext:value-type="float">
            <text:p>621,800008058548</text:p>
          </table:table-cell>
          <table:table-cell table:formula="of:=[.C11]/[.$C$21]" office:value-type="percentage" office:value="0.0209213750265618" calcext:value-type="percentage">
            <text:p>2,09 %</text:p>
          </table:table-cell>
        </table:table-row>
        <table:table-row table:style-name="ro1">
          <table:table-cell/>
          <table:table-cell office:value-type="string" calcext:value-type="string">
            <text:p>Synchronization</text:p>
          </table:table-cell>
          <table:table-cell office:value-type="float" office:value="448.000001192093" calcext:value-type="float">
            <text:p>448,000001192093</text:p>
          </table:table-cell>
          <table:table-cell table:formula="of:=[.C12]/[.$C$21]" office:value-type="percentage" office:value="0.0150736183907501" calcext:value-type="percentage">
            <text:p>1,51 %</text:p>
          </table:table-cell>
        </table:table-row>
        <table:table-row table:style-name="ro1">
          <table:table-cell/>
          <table:table-cell office:value-type="string" calcext:value-type="string">
            <text:p>Access Control</text:p>
          </table:table-cell>
          <table:table-cell office:value-type="float" office:value="441.20000076294" calcext:value-type="float">
            <text:p>441,20000076294</text:p>
          </table:table-cell>
          <table:table-cell table:formula="of:=[.C13]/[.$C$21]" office:value-type="percentage" office:value="0.0148448223834884" calcext:value-type="percentage">
            <text:p>1,48 %</text:p>
          </table:table-cell>
        </table:table-row>
        <table:table-row table:style-name="ro1">
          <table:table-cell/>
          <table:table-cell office:value-type="string" calcext:value-type="string">
            <text:p>Path Resolution</text:p>
          </table:table-cell>
          <table:table-cell office:value-type="float" office:value="267.500000953674" calcext:value-type="float">
            <text:p>267,500000953674</text:p>
          </table:table-cell>
          <table:table-cell table:formula="of:=[.C14]/[.$C$21]" office:value-type="percentage" office:value="0.00900043063207952" calcext:value-type="percentage">
            <text:p>0,90 %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table:formula="of:=SUM([.C3:.C20])" office:value-type="float" office:value="29720.8002470732" calcext:value-type="float">
            <text:p>29720,8002470732</text:p>
          </table:table-cell>
          <table:table-cell/>
        </table:table-row>
      </table:table>
      <table:table table:name="top ten ALL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detectable by SA</text:p>
          </table:table-cell>
          <table:table-cell office:value-type="string" calcext:value-type="string">
            <text:p>not detectable</text:p>
          </table:table-cell>
          <table:table-cell/>
        </table:table-row>
        <table:table-row table:style-name="ro1">
          <table:table-cell office:value-type="string" calcext:value-type="string">
            <text:p>CWE-119</text:p>
          </table:table-cell>
          <table:table-cell office:value-type="float" office:value="23667.7002520561" calcext:value-type="float">
            <text:p>23667,7002520561</text:p>
          </table:table-cell>
          <table:table-cell table:formula="of:=[.B2]/[.$B$23]" office:value-type="percentage" office:value="0.207414905251021" calcext:value-type="percentage">
            <text:p>20,74 %</text:p>
          </table:table-cell>
          <table:table-cell office:value-type="string" calcext:value-type="string">
            <text:p>Faulty Buffer Acces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284</text:p>
          </table:table-cell>
          <table:table-cell office:value-type="float" office:value="11253.9001111984" calcext:value-type="float">
            <text:p>11253,9001111984</text:p>
          </table:table-cell>
          <table:table-cell table:formula="of:=[.B3]/[.$B$23]" office:value-type="percentage" office:value="0.0986249868136592" calcext:value-type="percentage">
            <text:p>9,86 %</text:p>
          </table:table-cell>
          <table:table-cell office:value-type="string" calcext:value-type="string">
            <text:p>Improper Access Control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WE-264</text:p>
          </table:table-cell>
          <table:table-cell office:value-type="float" office:value="11245.8999893665" calcext:value-type="float">
            <text:p>11245,8999893665</text:p>
          </table:table-cell>
          <table:table-cell table:formula="of:=[.B4]/[.$B$23]" office:value-type="percentage" office:value="0.0985548767271663" calcext:value-type="percentage">
            <text:p>9,86 %</text:p>
          </table:table-cell>
          <table:table-cell office:value-type="string" calcext:value-type="string">
            <text:p>Permissions, Privileges, and Access Control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WE-20</text:p>
          </table:table-cell>
          <table:table-cell office:value-type="float" office:value="10464.2000693083" calcext:value-type="float">
            <text:p>10464,2000693083</text:p>
          </table:table-cell>
          <table:table-cell table:formula="of:=[.B5]/[.$B$23]" office:value-type="percentage" office:value="0.0917043499279046" calcext:value-type="percentage">
            <text:p>9,17 %</text:p>
          </table:table-cell>
          <table:table-cell office:value-type="string" calcext:value-type="string">
            <text:p>Improper Input Valida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79</text:p>
          </table:table-cell>
          <table:table-cell office:value-type="float" office:value="9541.7002761364" calcext:value-type="float">
            <text:p>9541,7002761364</text:p>
          </table:table-cell>
          <table:table-cell table:formula="of:=[.B6]/[.$B$23]" office:value-type="percentage" office:value="0.0836199055096848" calcext:value-type="percentage">
            <text:p>8,36 %</text:p>
          </table:table-cell>
          <table:table-cell office:value-type="string" calcext:value-type="string">
            <text:p>Cross-site Script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200</text:p>
          </table:table-cell>
          <table:table-cell office:value-type="float" office:value="8851.50006210804" calcext:value-type="float">
            <text:p>8851,50006210804</text:p>
          </table:table-cell>
          <table:table-cell table:formula="of:=[.B7]/[.$B$23]" office:value-type="percentage" office:value="0.0775712480367438" calcext:value-type="percentage">
            <text:p>7,76 %</text:p>
          </table:table-cell>
          <table:table-cell office:value-type="string" calcext:value-type="string">
            <text:p>Information Exposur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WE-89</text:p>
          </table:table-cell>
          <table:table-cell office:value-type="float" office:value="5429.3000023365" calcext:value-type="float">
            <text:p>5429,3000023365</text:p>
          </table:table-cell>
          <table:table-cell table:formula="of:=[.B8]/[.$B$23]" office:value-type="percentage" office:value="0.04758036199424" calcext:value-type="percentage">
            <text:p>4,76 %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125</text:p>
          </table:table-cell>
          <table:table-cell office:value-type="float" office:value="3357.60006868839" calcext:value-type="float">
            <text:p>3357,60006868839</text:p>
          </table:table-cell>
          <table:table-cell table:formula="of:=[.B9]/[.$B$23]" office:value-type="percentage" office:value="0.0294247557938091" calcext:value-type="percentage">
            <text:p>2,94 %</text:p>
          </table:table-cell>
          <table:table-cell office:value-type="string" calcext:value-type="string">
            <text:p>Faulty Buffer Acces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352</text:p>
          </table:table-cell>
          <table:table-cell office:value-type="float" office:value="3318.30008745193" calcext:value-type="float">
            <text:p>3318,30008745193</text:p>
          </table:table-cell>
          <table:table-cell table:formula="of:=[.B10]/[.$B$23]" office:value-type="percentage" office:value="0.0290803454033733" calcext:value-type="percentage">
            <text:p>2,91 %</text:p>
          </table:table-cell>
          <table:table-cell office:value-type="string" calcext:value-type="string">
            <text:p>Cross-Site Request Forg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WE-416</text:p>
          </table:table-cell>
          <table:table-cell office:value-type="float" office:value="3289.90003824234" calcext:value-type="float">
            <text:p>3289,90003824234</text:p>
          </table:table-cell>
          <table:table-cell table:formula="of:=[.B11]/[.$B$23]" office:value-type="percentage" office:value="0.0288314579553662" calcext:value-type="percentage">
            <text:p>2,88 %</text:p>
          </table:table-cell>
          <table:table-cell office:value-type="string" calcext:value-type="string">
            <text:p>Resource Management Errors (Use After Free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399</text:p>
          </table:table-cell>
          <table:table-cell office:value-type="float" office:value="3252.90003931522" calcext:value-type="float">
            <text:p>3252,90003931522</text:p>
          </table:table-cell>
          <table:table-cell table:formula="of:=[.B12]/[.$B$23]" office:value-type="percentage" office:value="0.0285072037528021" calcext:value-type="percentage">
            <text:p>2,85 %</text:p>
          </table:table-cell>
          <table:table-cell office:value-type="string" calcext:value-type="string">
            <text:p>Resource Management Error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22</text:p>
          </table:table-cell>
          <table:table-cell office:value-type="float" office:value="3013.10001039505" calcext:value-type="float">
            <text:p>3013,10001039505</text:p>
          </table:table-cell>
          <table:table-cell table:formula="of:=[.B13]/[.$B$23]" office:value-type="percentage" office:value="0.0264056856607201" calcext:value-type="percentage">
            <text:p>2,64 %</text:p>
          </table:table-cell>
          <table:table-cell office:value-type="string" calcext:value-type="string">
            <text:p>Path Traver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WE-77</text:p>
          </table:table-cell>
          <table:table-cell office:value-type="float" office:value="2854.69999980927" calcext:value-type="float">
            <text:p>2854,69999980927</text:p>
          </table:table-cell>
          <table:table-cell table:formula="of:=[.B14]/[.$B$23]" office:value-type="percentage" office:value="0.02501752699564" calcext:value-type="percentage">
            <text:p>2,50 %</text:p>
          </table:table-cell>
          <table:table-cell office:value-type="string" calcext:value-type="string">
            <text:p>Command Injecti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190</text:p>
          </table:table-cell>
          <table:table-cell office:value-type="float" office:value="2792.30002474785" calcext:value-type="float">
            <text:p>2792,30002474785</text:p>
          </table:table-cell>
          <table:table-cell table:formula="of:=[.B15]/[.$B$23]" office:value-type="percentage" office:value="0.0244706768675248" calcext:value-type="percentage">
            <text:p>2,45 %</text:p>
          </table:table-cell>
          <table:table-cell office:value-type="string" calcext:value-type="string">
            <text:p>Integer Overflo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476</text:p>
          </table:table-cell>
          <table:table-cell office:value-type="float" office:value="2641.20003652573" calcext:value-type="float">
            <text:p>2641,20003652573</text:p>
          </table:table-cell>
          <table:table-cell table:formula="of:=[.B16]/[.$B$23]" office:value-type="percentage" office:value="0.0231464928780897" calcext:value-type="percentage">
            <text:p>2,31 %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287</text:p>
          </table:table-cell>
          <table:table-cell office:value-type="float" office:value="2044.90000867844" calcext:value-type="float">
            <text:p>2044,90000867844</text:p>
          </table:table-cell>
          <table:table-cell table:formula="of:=[.B17]/[.$B$23]" office:value-type="percentage" office:value="0.0179207416449769" calcext:value-type="percentage">
            <text:p>1,79 %</text:p>
          </table:table-cell>
          <table:table-cell office:value-type="string" calcext:value-type="string">
            <text:p>Improper Authenticatio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WE-310</text:p>
          </table:table-cell>
          <table:table-cell office:value-type="float" office:value="2036.00003612041" calcext:value-type="float">
            <text:p>2036,00003612041</text:p>
          </table:table-cell>
          <table:table-cell table:formula="of:=[.B18]/[.$B$23]" office:value-type="percentage" office:value="0.0178427456020491" calcext:value-type="percentage">
            <text:p>1,78 %</text:p>
          </table:table-cell>
          <table:table-cell office:value-type="string" calcext:value-type="string">
            <text:p>Cryptographic Iss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WE-254</text:p>
          </table:table-cell>
          <table:table-cell office:value-type="float" office:value="1945.70001363754" calcext:value-type="float">
            <text:p>1945,70001363754</text:p>
          </table:table-cell>
          <table:table-cell table:formula="of:=[.B19]/[.$B$23]" office:value-type="percentage" office:value="0.0170513898552725" calcext:value-type="percentage">
            <text:p>1,71 %</text:p>
          </table:table-cell>
          <table:table-cell office:value-type="string" calcext:value-type="string">
            <text:p>Security Feature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WE-787</text:p>
          </table:table-cell>
          <table:table-cell office:value-type="float" office:value="1790.40002191067" calcext:value-type="float">
            <text:p>1790,40002191067</text:p>
          </table:table-cell>
          <table:table-cell table:formula="of:=[.B20]/[.$B$23]" office:value-type="percentage" office:value="0.0156903986002513" calcext:value-type="percentage">
            <text:p>1,57 %</text:p>
          </table:table-cell>
          <table:table-cell office:value-type="string" calcext:value-type="string">
            <text:p>Out-of-bounds Wri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-426</text:p>
          </table:table-cell>
          <table:table-cell office:value-type="float" office:value="1316.80002677441" calcext:value-type="float">
            <text:p>1316,80002677441</text:p>
          </table:table-cell>
          <table:table-cell table:formula="of:=[.B21]/[.$B$23]" office:value-type="percentage" office:value="0.0115399447297052" calcext:value-type="percentage">
            <text:p>1,15 %</text:p>
          </table:table-cell>
          <table:table-cell office:value-type="string" calcext:value-type="string">
            <text:p>Untrusted Search Pat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22])" office:value-type="float" office:value="114108.001174807" calcext:value-type="float">
            <text:p>114108,001174807</text:p>
          </table:table-cell>
          <table:table-cell table:number-columns-repeated="3"/>
          <table:table-cell table:style-name="ce1" table:formula="of:=[.C3]+[.C4]+[.C7]+[.C17]+[.C19]" office:value-type="percentage" office:value="0.309723243077819" calcext:value-type="percentage">
            <text:p>30,97 %</text:p>
          </table:table-cell>
          <table:table-cell table:style-name="ce1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uelle: meine debian_packages DB (SELECT cwe_id,sum(base_score) as score FROM debian_packages.cve where published_date&gt;Date("2017-1-1") group by cwe_id order by score desc;)</text:p>
          </table:table-cell>
          <table:table-cell table:number-columns-repeated="6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p ten C SFP 2017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FP Cluster</text:p>
          </table:table-cell>
          <table:table-cell table:style-name="ce4" office:value-type="string" calcext:value-type="string">
            <text:p>Summed Vulnerability Score</text:p>
          </table:table-cell>
          <table:table-cell table:style-name="ce17"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mory Access</text:p>
          </table:table-cell>
          <table:table-cell office:value-type="float" office:value="3680.80006456375" calcext:value-type="float">
            <text:p>3680,80006456375</text:p>
          </table:table-cell>
          <table:table-cell table:formula="of:=[.C4]/[.$C$20]" office:value-type="percentage" office:value="0.493147016661922" calcext:value-type="percentage">
            <text:p>49,31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office:value-type="float" office:value="953.400006651878" calcext:value-type="float">
            <text:p>953,400006651878</text:p>
          </table:table-cell>
          <table:table-cell table:formula="of:=[.C5]/[.$C$20]" office:value-type="percentage" office:value="0.127734829580197" calcext:value-type="percentage">
            <text:p>12,77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inted Input</text:p>
          </table:table-cell>
          <table:table-cell office:value-type="float" office:value="795.800010323524" calcext:value-type="float">
            <text:p>795,800010323524</text:p>
          </table:table-cell>
          <table:table-cell table:formula="of:=[.C6]/[.$C$20]" office:value-type="percentage" office:value="0.106619863634752" calcext:value-type="percentage">
            <text:p>10,66 %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Risky Values</text:p>
          </table:table-cell>
          <table:table-cell office:value-type="float" office:value="507.500007629395" calcext:value-type="float">
            <text:p>507,500007629395</text:p>
          </table:table-cell>
          <table:table-cell table:formula="of:=[.C7]/[.$C$20]" office:value-type="percentage" office:value="0.067993944340468" calcext:value-type="percentage">
            <text:p>6,80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float" office:value="352.699995875359" calcext:value-type="float">
            <text:p>352,699995875359</text:p>
          </table:table-cell>
          <table:table-cell table:formula="of:=[.C8]/[.$C$20]" office:value-type="percentage" office:value="0.0472541153259353" calcext:value-type="percentage">
            <text:p>4,73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299.800004005432" calcext:value-type="float">
            <text:p>299,800004005432</text:p>
          </table:table-cell>
          <table:table-cell table:formula="of:=[.C9]/[.$C$20]" office:value-type="percentage" office:value="0.040166668924473" calcext:value-type="percentage">
            <text:p>4,02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ss Control</text:p>
          </table:table-cell>
          <table:table-cell office:value-type="float" office:value="259.300000667572" calcext:value-type="float">
            <text:p>259,300000667572</text:p>
          </table:table-cell>
          <table:table-cell table:formula="of:=[.C10]/[.$C$20]" office:value-type="percentage" office:value="0.0347405508331524" calcext:value-type="percentage">
            <text:p>3,47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Leak</text:p>
          </table:table-cell>
          <table:table-cell office:value-type="float" office:value="183.700001358986" calcext:value-type="float">
            <text:p>183,700001358986</text:p>
          </table:table-cell>
          <table:table-cell table:formula="of:=[.C11]/[.$C$20]" office:value-type="percentage" office:value="0.0246117979900959" calcext:value-type="percentage">
            <text:p>2,46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180.500002384186" calcext:value-type="float">
            <text:p>180,500002384186</text:p>
          </table:table-cell>
          <table:table-cell table:formula="of:=[.C12]/[.$C$20]" office:value-type="percentage" office:value="0.0241830678444582" calcext:value-type="percentage">
            <text:p>2,42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mory Management</text:p>
          </table:table-cell>
          <table:table-cell office:value-type="float" office:value="95.9000010490417" calcext:value-type="float">
            <text:p>95,9000010490417</text:p>
          </table:table-cell>
          <table:table-cell table:formula="of:=[.C13]/[.$C$20]" office:value-type="percentage" office:value="0.0128485108089714" calcext:value-type="percentage">
            <text:p>1,28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nchronization</text:p>
          </table:table-cell>
          <table:table-cell office:value-type="float" office:value="60.5000001192093" calcext:value-type="float">
            <text:p>60,5000001192093</text:p>
          </table:table-cell>
          <table:table-cell table:formula="of:=[.C14]/[.$C$20]" office:value-type="percentage" office:value="0.00810568192879286" calcext:value-type="percentage">
            <text:p>0,81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40.7000002861023" calcext:value-type="float">
            <text:p>40,7000002861023</text:p>
          </table:table-cell>
          <table:table-cell table:formula="of:=[.C15]/[.$C$20]" office:value-type="percentage" office:value="0.00545291332513861" calcext:value-type="percentage">
            <text:p>0,55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h Resolution</text:p>
          </table:table-cell>
          <table:table-cell office:value-type="float" office:value="24.6999998092651" calcext:value-type="float">
            <text:p>24,6999998092651</text:p>
          </table:table-cell>
          <table:table-cell table:formula="of:=[.C16]/[.$C$20]" office:value-type="percentage" office:value="0.00330926184629178" calcext:value-type="percentage">
            <text:p>0,33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float" office:value="23.6000003814697" calcext:value-type="float">
            <text:p>23,6000003814697</text:p>
          </table:table-cell>
          <table:table-cell table:formula="of:=[.C17]/[.$C$20]" office:value-type="percentage" office:value="0.00316188588817616" calcext:value-type="percentage">
            <text:p>0,32 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eption Management</text:p>
          </table:table-cell>
          <table:table-cell office:value-type="float" office:value="5" calcext:value-type="float">
            <text:p>5</text:p>
          </table:table-cell>
          <table:table-cell table:formula="of:=[.C18]/[.$C$20]" office:value-type="percentage" office:value="0.000669891067175323" calcext:value-type="percentage">
            <text:p>0,07 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formula="of:=SUM([.C4:.C19])" office:value-type="float" office:value="7463.90009510517" calcext:value-type="float">
            <text:p>7463,90009510517</text:p>
          </table:table-cell>
          <table:table-cell table:style-name="ce1"/>
          <table:table-cell table:number-columns-repeated="2"/>
        </table:table-row>
        <calcext:conditional-formats>
          <calcext:conditional-format calcext:target-range-address="'top ten C SFP 2017'.D4:'top ten C SFP 2017'.D1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everities" table:style-name="ta1">
        <table:shapes>
          <draw:frame draw:z-index="0" draw:style-name="gr1" draw:text-style-name="P1" svg:width="89.68mm" svg:height="56.86mm" svg:x="22.47mm" svg:y="163.09mm">
            <draw:object draw:notify-on-update-of-ranges="Severities.G4:Severities.G5 Severities.H3:Severities.H3 Severities.H4:Severities.H5 Severities.I3:Severities.I3 Severities.I4:Severities.I5 Severities.J3:Severities.J3 Severities.J4:Severities.J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85.35mm" svg:height="60.56mm" svg:x="22.86mm" svg:y="311.57mm">
            <draw:object draw:notify-on-update-of-ranges="Severities.G11:Severities.G13 Severities.H10:Severities.H10 Severities.H11:Severities.H13 Severities.I10:Severities.I10 Severities.I11:Severities.I13 Severities.J10:Severities.J10 Severities.J11:Severities.J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89.03mm" svg:height="57.6mm" svg:x="22.76mm" svg:y="90.31mm">
            <draw:object draw:notify-on-update-of-ranges="Severities.B6:Severities.B9 Severities.C5:Severities.C5 Severities.C6:Severities.C9 Severities.D5:Severities.D5 Severities.D6:Severities.D9 Severities.E5:Severities.E5 Severities.E6:Severities.E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90.13mm" svg:height="58.97mm" svg:x="22.48mm" svg:y="234.81mm">
            <draw:object draw:notify-on-update-of-ranges="Severities.G18:Severities.G19 Severities.H17:Severities.H17 Severities.H18:Severities.H19 Severities.I17:Severities.I17 Severities.I18:Severities.I19 Severities.J17:Severities.J17 Severities.J18:Severities.J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CC</text:p>
          </table:table-cell>
        </table:table-row>
        <table:table-row table:style-name="ro1">
          <table:table-cell/>
          <table:table-cell table:style-name="ce19"/>
          <table:table-cell office:value-type="string" calcext:value-type="string">
            <text:p>Flawfinder</text:p>
          </table:table-cell>
          <table:table-cell table:number-columns-repeated="3"/>
          <table:table-cell office:value-type="string" calcext:value-type="string">
            <text:p>Notice</text:p>
          </table:table-cell>
          <table:table-cell office:value-type="float" office:value="0.0576179378975877" calcext:value-type="float">
            <text:p>0,057617937897588</text:p>
          </table:table-cell>
          <table:table-cell office:value-type="float" office:value="0.187336173001311" calcext:value-type="float">
            <text:p>0,187336173001311</text:p>
          </table:table-cell>
          <table:table-cell office:value-type="float" office:value="0.0957334321884798" calcext:value-type="float">
            <text:p>0,09573343218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CC</text:p>
          </table:table-cell>
          <table:table-cell/>
          <table:table-cell office:value-type="string" calcext:value-type="string">
            <text:p>Warning</text:p>
          </table:table-cell>
          <table:table-cell office:value-type="float" office:value="0.0898915858315411" calcext:value-type="float">
            <text:p>0,089891585831541</text:p>
          </table:table-cell>
          <table:table-cell office:value-type="float" office:value="0.167758846657929" calcext:value-type="float">
            <text:p>0,167758846657929</text:p>
          </table:table-cell>
          <table:table-cell office:value-type="float" office:value="0.116684284086354" calcext:value-type="float">
            <text:p>0,1166842840863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4885669220758" calcext:value-type="float">
            <text:p>0,054885669220758</text:p>
          </table:table-cell>
          <table:table-cell office:value-type="float" office:value="0.260812581913499" calcext:value-type="float">
            <text:p>0,260812581913499</text:p>
          </table:table-cell>
          <table:table-cell office:value-type="float" office:value="0.110143610305754" calcext:value-type="float">
            <text:p>0,110143610305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11993922417803" calcext:value-type="float">
            <text:p>0,04119939224178</text:p>
          </table:table-cell>
          <table:table-cell office:value-type="float" office:value="0.163253604193971" calcext:value-type="float">
            <text:p>0,163253604193971</text:p>
          </table:table-cell>
          <table:table-cell office:value-type="float" office:value="0.0727786143082263" calcext:value-type="float">
            <text:p>0,072778614308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18355331082401" calcext:value-type="float">
            <text:p>0,06183553310824</text:p>
          </table:table-cell>
          <table:table-cell office:value-type="float" office:value="0.0907601572739188" calcext:value-type="float">
            <text:p>0,090760157273919</text:p>
          </table:table-cell>
          <table:table-cell office:value-type="float" office:value="0.0691685876866303" calcext:value-type="float">
            <text:p>0,06916858768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03367875647668" calcext:value-type="float">
            <text:p>0,203367875647668</text:p>
          </table:table-cell>
          <table:table-cell office:value-type="float" office:value="0.0900229357798165" calcext:value-type="float">
            <text:p>0,090022935779817</text:p>
          </table:table-cell>
          <table:table-cell office:value-type="float" office:value="0.132398916346658" calcext:value-type="float">
            <text:p>0,132398916346658</text:p>
          </table:table-cell>
          <table:table-cell table:number-columns-repeated="2"/>
          <table:table-cell office:value-type="string" calcext:value-type="string">
            <text:p>iko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C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tice</text:p>
          </table:table-cell>
          <table:table-cell office:value-type="float" office:value="0.157288405558302" calcext:value-type="float">
            <text:p>0,157288405558302</text:p>
          </table:table-cell>
          <table:table-cell office:value-type="float" office:value="0.469159567496723" calcext:value-type="float">
            <text:p>0,469159567496723</text:p>
          </table:table-cell>
          <table:table-cell office:value-type="float" office:value="0.265538706868884" calcext:value-type="float">
            <text:p>0,2655387068688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arning</text:p>
          </table:table-cell>
          <table:table-cell office:value-type="float" office:value="0.185575219800757" calcext:value-type="float">
            <text:p>0,185575219800757</text:p>
          </table:table-cell>
          <table:table-cell office:value-type="float" office:value="0.467685124508519" calcext:value-type="float">
            <text:p>0,467685124508519</text:p>
          </table:table-cell>
          <table:table-cell office:value-type="float" office:value="0.289101204858136" calcext:value-type="float">
            <text:p>0,2891012048581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or</text:p>
          </table:table-cell>
          <table:table-cell office:value-type="float" office:value="0.690462911321807" calcext:value-type="float">
            <text:p>0,690462911321807</text:p>
          </table:table-cell>
          <table:table-cell office:value-type="float" office:value="0.101408912188729" calcext:value-type="float">
            <text:p>0,101408912188729</text:p>
          </table:table-cell>
          <table:table-cell office:value-type="float" office:value="0.263427179699" calcext:value-type="float">
            <text:p>0,26342717969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clin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C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tice</text:p>
          </table:table-cell>
          <table:table-cell office:value-type="float" office:value="0.00134853882310756" calcext:value-type="float">
            <text:p>0,001348538823108</text:p>
          </table:table-cell>
          <table:table-cell office:value-type="float" office:value="0.00708551769331586" calcext:value-type="float">
            <text:p>0,007085517693316</text:p>
          </table:table-cell>
          <table:table-cell office:value-type="float" office:value="-0.00874455003322693" calcext:value-type="float">
            <text:p>-0,0087445500332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arning</text:p>
          </table:table-cell>
          <table:table-cell office:value-type="float" office:value="0.00278130687085808" calcext:value-type="float">
            <text:p>0,002781306870858</text:p>
          </table:table-cell>
          <table:table-cell office:value-type="float" office:value="0.00331749672346003" calcext:value-type="float">
            <text:p>0,00331749672346</text:p>
          </table:table-cell>
          <table:table-cell office:value-type="float" office:value="-0.00254917237417558" calcext:value-type="float">
            <text:p>-0,00254917237417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pars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C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tice</text:p>
          </table:table-cell>
          <table:table-cell office:value-type="float" office:value="0.00480178502777799" calcext:value-type="float">
            <text:p>0,004801785027778</text:p>
          </table:table-cell>
          <table:table-cell office:value-type="float" office:value="0.0260894495412844" calcext:value-type="float">
            <text:p>0,026089449541284</text:p>
          </table:table-cell>
          <table:table-cell office:value-type="float" office:value="-0.000712321277137324" calcext:value-type="float">
            <text:p>-0,0007123212771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arning</text:p>
          </table:table-cell>
          <table:table-cell office:value-type="float" office:value="0.00397000441111601" calcext:value-type="float">
            <text:p>0,003970004411116</text:p>
          </table:table-cell>
          <table:table-cell office:value-type="float" office:value="0.00147444298820446" calcext:value-type="float">
            <text:p>0,001474442988204</text:p>
          </table:table-cell>
          <table:table-cell office:value-type="float" office:value="-0.000692496719434866" calcext:value-type="float">
            <text:p>-0,000692496719435</text:p>
          </table:table-cell>
        </table:table-row>
      </table:table>
      <table:table table:name="FOSS SATE Juliet &gt; 2" table:style-name="ta1">
        <table:shapes>
          <draw:frame draw:z-index="0" draw:name="MCC" draw:style-name="gr1" draw:text-style-name="P1" svg:width="164.21mm" svg:height="92.36mm" svg:x="22.08mm" svg:y="123.44mm">
            <draw:object draw:notify-on-update-of-ranges="'FOSS SATE Juliet &gt; 2'.C3:'FOSS SATE Juliet &gt; 2'.M3 'FOSS SATE Juliet &gt; 2'.B23:'FOSS SATE Juliet &gt; 2'.B23 'FOSS SATE Juliet &gt; 2'.C23:'FOSS SATE Juliet &gt; 2'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7.23mm" svg:height="94.06mm" svg:x="19.34mm" svg:y="224.58mm">
            <draw:object draw:notify-on-update-of-ranges="'FOSS SATE Juliet &gt; 2'.C3:'FOSS SATE Juliet &gt; 2'.M3 'FOSS SATE Juliet &gt; 2'.B20:'FOSS SATE Juliet &gt; 2'.B20 'FOSS SATE Juliet &gt; 2'.C20:'FOSS SATE Juliet &gt; 2'.M20 'FOSS SATE Juliet &gt; 2'.B21:'FOSS SATE Juliet &gt; 2'.B21 'FOSS SATE Juliet &gt; 2'.C21:'FOSS SATE Juliet &gt; 2'.M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73.14mm" svg:height="97.82mm" svg:x="208.36mm" svg:y="124.28mm">
            <draw:object draw:notify-on-update-of-ranges="'FOSS SATE Juliet &gt; 2'.C3:'FOSS SATE Juliet &gt; 2'.M3 'FOSS SATE Juliet &gt; 2'.B20:'FOSS SATE Juliet &gt; 2'.B20 'FOSS SATE Juliet &gt; 2'.C20:'FOSS SATE Juliet &gt; 2'.M20 'FOSS SATE Juliet &gt; 2'.B21:'FOSS SATE Juliet &gt; 2'.B21 'FOSS SATE Juliet &gt; 2'.C21:'FOSS SATE Juliet &gt; 2'.M21 'FOSS SATE Juliet &gt; 2'.B23:'FOSS SATE Juliet &gt; 2'.B23 'FOSS SATE Juliet &gt; 2'.C23:'FOSS SATE Juliet &gt; 2'.M2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59.99mm" svg:height="89.99mm" svg:x="410.29mm" svg:y="130.92mm">
            <draw:object draw:notify-on-update-of-ranges="'FOSS SATE Juliet &gt; 2'.C20:'FOSS SATE Juliet &gt; 2'.C23 'FOSS SATE Juliet &gt; 2'.D20:'FOSS SATE Juliet &gt; 2'.D23 'FOSS SATE Juliet &gt; 2'.E20:'FOSS SATE Juliet &gt; 2'.E23 'FOSS SATE Juliet &gt; 2'.F20:'FOSS SATE Juliet &gt; 2'.F23 'FOSS SATE Juliet &gt; 2'.G20:'FOSS SATE Juliet &gt; 2'.G23 'FOSS SATE Juliet &gt; 2'.H20:'FOSS SATE Juliet &gt; 2'.H23 'FOSS SATE Juliet &gt; 2'.I20:'FOSS SATE Juliet &gt; 2'.I23 'FOSS SATE Juliet &gt; 2'.J20:'FOSS SATE Juliet &gt; 2'.J23 'FOSS SATE Juliet &gt; 2'.K20:'FOSS SATE Juliet &gt; 2'.K23 'FOSS SATE Juliet &gt; 2'.L20:'FOSS SATE Juliet &gt; 2'.L23 'FOSS SATE Juliet &gt; 2'.M20:'FOSS SATE Juliet &gt; 2'.M2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4"/>
        <table:table-column table:style-name="co1" table:number-columns-repeated="4" table:default-cell-style-name="ce16"/>
        <table:table-column table:style-name="co1" table:default-cell-style-name="ce18"/>
        <table:table-column table:style-name="co1" table:default-cell-style-name="ce16"/>
        <table:table-column table:style-name="co13" table:default-cell-style-name="ce16"/>
        <table:table-column table:style-name="co1" table:number-columns-repeated="4" table:default-cell-style-name="ce16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Tools mit Recall der Fehler im jeweiligen Cluster</text:p>
          </table:table-cell>
          <table:table-cell table:style-name="Default" table:number-columns-repeated="11"/>
        </table:table-row>
        <table:table-row table:style-name="ro2">
          <table:table-cell/>
          <table:table-cell table:style-name="Default" office:value-type="string" calcext:value-type="string">
            <text:p>SFP/Tool</text:p>
          </table:table-cell>
          <table:table-cell table:style-name="ce34" office:value-type="string" calcext:value-type="string">
            <text:p>AdLint</text:p>
          </table:table-cell>
          <table:table-cell table:style-name="ce34" office:value-type="string" calcext:value-type="string">
            <text:p>Clang-Tidy</text:p>
          </table:table-cell>
          <table:table-cell table:style-name="ce34" office:value-type="string" calcext:value-type="string">
            <text:p>Scan-Build</text:p>
          </table:table-cell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Flawfinder</text:p>
          </table:table-cell>
          <table:table-cell table:style-name="ce34" office:value-type="string" calcext:value-type="string">
            <text:p>Frama-C Eva</text:p>
          </table:table-cell>
          <table:table-cell table:style-name="ce34" office:value-type="string" calcext:value-type="string">
            <text:p>IKOS</text:p>
          </table:table-cell>
          <table:table-cell table:style-name="ce34" office:value-type="string" calcext:value-type="string">
            <text:p>Infer</text:p>
          </table:table-cell>
          <table:table-cell table:style-name="ce34" office:value-type="string" calcext:value-type="string">
            <text:p>OCLINT</text:p>
          </table:table-cell>
          <table:table-cell table:style-name="ce34" office:value-type="string" calcext:value-type="string">
            <text:p>Pscan</text:p>
          </table:table-cell>
          <table:table-cell table:style-name="ce34" office:value-type="string" calcext:value-type="string">
            <text:p>Sparse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Memory Access</text:p>
          </table:table-cell>
          <table:table-cell office:value-type="percentage" office:value="0.944" calcext:value-type="percentage">
            <text:p>94,40 %</text:p>
          </table:table-cell>
          <table:table-cell office:value-type="percentage" office:value="0.2764" calcext:value-type="percentage">
            <text:p>27,64 %</text:p>
          </table:table-cell>
          <table:table-cell office:value-type="percentage" office:value="0.1396" calcext:value-type="percentage">
            <text:p>13,96 %</text:p>
          </table:table-cell>
          <table:table-cell office:value-type="percentage" office:value="0.1201" calcext:value-type="percentage">
            <text:p>12,01 %</text:p>
          </table:table-cell>
          <table:table-cell office:value-type="percentage" office:value="0.1438" calcext:value-type="percentage">
            <text:p>14,38 %</text:p>
          </table:table-cell>
          <table:table-cell office:value-type="percentage" office:value="0.8014" calcext:value-type="percentage">
            <text:p>80,14 %</text:p>
          </table:table-cell>
          <table:table-cell office:value-type="percentage" office:value="0.6753" calcext:value-type="percentage">
            <text:p>67,53 %</text:p>
          </table:table-cell>
          <table:table-cell office:value-type="percentage" office:value="0.1239" calcext:value-type="percentage">
            <text:p>12,39 %</text:p>
          </table:table-cell>
          <table:table-cell office:value-type="percentage" office:value="0.0023" calcext:value-type="percentage">
            <text:p>0,23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0125" calcext:value-type="percentage">
            <text:p>1,25 %</text:p>
          </table:table-cell>
        </table:table-row>
        <table:table-row table:style-name="ro1">
          <table:table-cell/>
          <table:table-cell office:value-type="string" calcext:value-type="string">
            <text:p>Resource Management</text:p>
          </table:table-cell>
          <table:table-cell office:value-type="percentage" office:value="0.482" calcext:value-type="percentage">
            <text:p>48,20 %</text:p>
          </table:table-cell>
          <table:table-cell office:value-type="percentage" office:value="0.0341" calcext:value-type="percentage">
            <text:p>3,41 %</text:p>
          </table:table-cell>
          <table:table-cell office:value-type="percentage" office:value="0.0367" calcext:value-type="percentage">
            <text:p>3,67 %</text:p>
          </table:table-cell>
          <table:table-cell office:value-type="percentage" office:value="0.1037" calcext:value-type="percentage">
            <text:p>10,37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1211" calcext:value-type="percentage">
            <text:p>12,11 %</text:p>
          </table:table-cell>
          <table:table-cell office:value-type="percentage" office:value="0.1108" calcext:value-type="percentage">
            <text:p>11,08 %</text:p>
          </table:table-cell>
          <table:table-cell office:value-type="percentage" office:value="0.1012" calcext:value-type="percentage">
            <text:p>10,12 %</text:p>
          </table:table-cell>
          <table:table-cell office:value-type="percentage" office:value="0.0135" calcext:value-type="percentage">
            <text:p>1,35 %</text:p>
          </table:table-cell>
          <table:table-cell table:number-columns-repeated="2"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Tainted Input</text:p>
          </table:table-cell>
          <table:table-cell office:value-type="percentage" office:value="0.8684" calcext:value-type="percentage">
            <text:p>86,84 %</text:p>
          </table:table-cell>
          <table:table-cell office:value-type="percentage" office:value="0.2105" calcext:value-type="percentage">
            <text:p>21,05 %</text:p>
          </table:table-cell>
          <table:table-cell table:number-columns-repeated="2" office:value-type="percentage" office:value="0" calcext:value-type="percentage">
            <text:p>0,00 %</text:p>
          </table:table-cell>
          <table:table-cell office:value-type="percentage" office:value="0.3509" calcext:value-type="percentage">
            <text:p>35,09 %</text:p>
          </table:table-cell>
          <table:table-cell office:value-type="percentage" office:value="0.0574" calcext:value-type="percentage">
            <text:p>5,74 %</text:p>
          </table:table-cell>
          <table:table-cell office:value-type="percentage" office:value="0.2632" calcext:value-type="percentage">
            <text:p>26,32 %</text:p>
          </table:table-cell>
          <table:table-cell table:number-columns-repeated="2" office:value-type="percentage" office:value="0" calcext:value-type="percentage">
            <text:p>0,00 %</text:p>
          </table:table-cell>
          <table:table-cell office:value-type="percentage" office:value="0.0877" calcext:value-type="percentage">
            <text:p>8,77 %</text:p>
          </table:table-cell>
          <table:table-cell office:value-type="percentage" office:value="0.0172" calcext:value-type="percentage">
            <text:p>1,72 %</text:p>
          </table:table-cell>
        </table:table-row>
        <table:table-row table:style-name="ro1">
          <table:table-cell/>
          <table:table-cell office:value-type="string" calcext:value-type="string">
            <text:p>Risky Values</text:p>
          </table:table-cell>
          <table:table-cell office:value-type="percentage" office:value="0.7222" calcext:value-type="percentage">
            <text:p>72,22 %</text:p>
          </table:table-cell>
          <table:table-cell office:value-type="percentage" office:value="0.1018" calcext:value-type="percentage">
            <text:p>10,18 %</text:p>
          </table:table-cell>
          <table:table-cell office:value-type="percentage" office:value="0.0851" calcext:value-type="percentage">
            <text:p>8,51 %</text:p>
          </table:table-cell>
          <table:table-cell office:value-type="percentage" office:value="0.0123" calcext:value-type="percentage">
            <text:p>1,23 %</text:p>
          </table:table-cell>
          <table:table-cell office:value-type="percentage" office:value="0.0045" calcext:value-type="percentage">
            <text:p>0,45 %</text:p>
          </table:table-cell>
          <table:table-cell office:value-type="percentage" office:value="0.5966" calcext:value-type="percentage">
            <text:p>59,66 %</text:p>
          </table:table-cell>
          <table:table-cell office:value-type="percentage" office:value="0.4723" calcext:value-type="percentage">
            <text:p>47,23 %</text:p>
          </table:table-cell>
          <table:table-cell office:value-type="percentage" office:value="0.0568" calcext:value-type="percentage">
            <text:p>5,68 %</text:p>
          </table:table-cell>
          <table:table-cell office:value-type="percentage" office:value="0.001" calcext:value-type="percentage">
            <text:p>0,10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0161" calcext:value-type="percentage">
            <text:p>1,61 %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percentage" office:value="1" calcext:value-type="percentage">
            <text:p>100,00 %</text:p>
          </table:table-cell>
          <table:table-cell table:number-columns-repeated="7" office:value-type="percentage" office:value="0" calcext:value-type="percentage">
            <text:p>0,00 %</text:p>
          </table:table-cell>
          <table:table-cell office:value-type="percentage" office:value="0.8333" calcext:value-type="percentage">
            <text:p>83,33 %</text:p>
          </table:table-cell>
          <table:table-cell table:number-columns-repeated="2"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Information Leak</text:p>
          </table:table-cell>
          <table:table-cell office:value-type="percentage" office:value="0.5833" calcext:value-type="percentage">
            <text:p>58,33 %</text:p>
          </table:table-cell>
          <table:table-cell table:number-columns-repeated="4" office:value-type="percentage" office:value="0" calcext:value-type="percentage">
            <text:p>0,00 %</text:p>
          </table:table-cell>
          <table:table-cell office:value-type="percentage" office:value="0.2917" calcext:value-type="percentage">
            <text:p>29,17 %</text:p>
          </table:table-cell>
          <table:table-cell office:value-type="percentage" office:value="0.5833" calcext:value-type="percentage">
            <text:p>58,33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percentage" office:value="0.1667" calcext:value-type="percentage">
            <text:p>16,67 %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percentage" office:value="0.4769" calcext:value-type="percentage">
            <text:p>47,69 %</text:p>
          </table:table-cell>
          <table:table-cell table:number-columns-repeated="4" office:value-type="percentage" office:value="0" calcext:value-type="percentage">
            <text:p>0,00 %</text:p>
          </table:table-cell>
          <table:table-cell office:value-type="percentage" office:value="0.0641" calcext:value-type="percentage">
            <text:p>6,41 %</text:p>
          </table:table-cell>
          <table:table-cell table:number-columns-repeated="2" office:value-type="percentage" office:value="0" calcext:value-type="percentage">
            <text:p>0,00 %</text:p>
          </table:table-cell>
          <table:table-cell office:value-type="percentage" office:value="0.1281" calcext:value-type="percentage">
            <text:p>12,81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0036" calcext:value-type="percentage">
            <text:p>0,36 %</text:p>
          </table:table-cell>
        </table:table-row>
        <table:table-row table:style-name="ro1">
          <table:table-cell/>
          <table:table-cell office:value-type="string" calcext:value-type="string">
            <text:p>Memory Management</text:p>
          </table:table-cell>
          <table:table-cell office:value-type="percentage" office:value="0.3897" calcext:value-type="percentage">
            <text:p>38,97 %</text:p>
          </table:table-cell>
          <table:table-cell office:value-type="percentage" office:value="0.1397" calcext:value-type="percentage">
            <text:p>13,97 %</text:p>
          </table:table-cell>
          <table:table-cell office:value-type="percentage" office:value="0.0767" calcext:value-type="percentage">
            <text:p>7,67 %</text:p>
          </table:table-cell>
          <table:table-cell office:value-type="percentage" office:value="0.0983" calcext:value-type="percentage">
            <text:p>9,83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4845" calcext:value-type="percentage">
            <text:p>48,45 %</text:p>
          </table:table-cell>
          <table:table-cell office:value-type="percentage" office:value="0.6879" calcext:value-type="percentage">
            <text:p>68,79 %</text:p>
          </table:table-cell>
          <table:table-cell office:value-type="percentage" office:value="0.2224" calcext:value-type="percentage">
            <text:p>22,24 %</text:p>
          </table:table-cell>
          <table:table-cell table:number-columns-repeated="3"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Synchronization</text:p>
          </table:table-cell>
          <table:table-cell office:value-type="percentage" office:value="0.6852" calcext:value-type="percentage">
            <text:p>68,52 %</text:p>
          </table:table-cell>
          <table:table-cell table:number-columns-repeated="4" office:value-type="percentage" office:value="0" calcext:value-type="percentage">
            <text:p>0,00 %</text:p>
          </table:table-cell>
          <table:table-cell office:value-type="percentage" office:value="0.1667" calcext:value-type="percentage">
            <text:p>16,67 %</text:p>
          </table:table-cell>
          <table:table-cell table:number-columns-repeated="5"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Exception Management</text:p>
          </table:table-cell>
          <table:table-cell office:value-type="percentage" office:value="0.7793" calcext:value-type="percentage">
            <text:p>77,93 %</text:p>
          </table:table-cell>
          <table:table-cell table:number-columns-repeated="4" office:value-type="percentage" office:value="0" calcext:value-type="percentage">
            <text:p>0,00 %</text:p>
          </table:table-cell>
          <table:table-cell office:value-type="percentage" office:value="0.1605" calcext:value-type="percentage">
            <text:p>16,05 %</text:p>
          </table:table-cell>
          <table:table-cell office:value-type="percentage" office:value="0.4279" calcext:value-type="percentage">
            <text:p>42,79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percentage" office:value="0.107" calcext:value-type="percentage">
            <text:p>10,70 %</text:p>
          </table:table-cell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percentage" office:value="0.8114" calcext:value-type="percentage">
            <text:p>81,14 %</text:p>
          </table:table-cell>
          <table:table-cell office:value-type="percentage" office:value="0.5268" calcext:value-type="percentage">
            <text:p>52,68 %</text:p>
          </table:table-cell>
          <table:table-cell office:value-type="percentage" office:value="0.4976" calcext:value-type="percentage">
            <text:p>49,76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0293" calcext:value-type="percentage">
            <text:p>2,93 %</text:p>
          </table:table-cell>
          <table:table-cell office:value-type="percentage" office:value="0.8114" calcext:value-type="percentage">
            <text:p>81,14 %</text:p>
          </table:table-cell>
          <table:table-cell table:number-columns-repeated="2" office:value-type="percentage" office:value="0" calcext:value-type="percentage">
            <text:p>0,00 %</text:p>
          </table:table-cell>
          <table:table-cell office:value-type="percentage" office:value="0.0813" calcext:value-type="percentage">
            <text:p>8,13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2927" calcext:value-type="percentage">
            <text:p>29,27 %</text:p>
          </table:table-cell>
        </table:table-row>
        <table:table-row table:style-name="ro1">
          <table:table-cell/>
          <table:table-cell office:value-type="string" calcext:value-type="string">
            <text:p>Unused Entities</text:p>
          </table:table-cell>
          <table:table-cell office:value-type="percentage" office:value="0.2286" calcext:value-type="percentage">
            <text:p>22,86 %</text:p>
          </table:table-cell>
          <table:table-cell table:number-columns-repeated="7" office:value-type="percentage" office:value="0" calcext:value-type="percentage">
            <text:p>0,00 %</text:p>
          </table:table-cell>
          <table:table-cell office:value-type="percentage" office:value="0.0229" calcext:value-type="percentage">
            <text:p>2,29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0029" calcext:value-type="percentage">
            <text:p>0,29 %</text:p>
          </table:table-cell>
        </table:table-row>
        <table:table-row table:style-name="ro1">
          <table:table-cell/>
          <table:table-cell office:value-type="string" calcext:value-type="string">
            <text:p>Malware</text:p>
          </table:table-cell>
          <table:table-cell office:value-type="percentage" office:value="0.8987" calcext:value-type="percentage">
            <text:p>89,87 %</text:p>
          </table:table-cell>
          <table:table-cell table:number-columns-repeated="4" office:value-type="percentage" office:value="0" calcext:value-type="percentage">
            <text:p>0,00 %</text:p>
          </table:table-cell>
          <table:table-cell office:value-type="percentage" office:value="0.2152" calcext:value-type="percentage">
            <text:p>21,52 %</text:p>
          </table:table-cell>
          <table:table-cell office:value-type="percentage" office:value="0.1139" calcext:value-type="percentage">
            <text:p>11,39 %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0.1076" calcext:value-type="percentage">
            <text:p>10,76 %</text:p>
          </table:table-cell>
          <table:table-cell table:number-columns-repeated="2"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percentage" office:value="0.0250115794349" calcext:value-type="percentage">
            <text:p>2,50 %</text:p>
          </table:table-cell>
          <table:table-cell office:value-type="percentage" office:value="0.0898915858315" calcext:value-type="percentage">
            <text:p>8,99 %</text:p>
          </table:table-cell>
          <table:table-cell office:value-type="percentage" office:value="0.0835293225097" calcext:value-type="percentage">
            <text:p>8,35 %</text:p>
          </table:table-cell>
          <table:table-cell office:value-type="percentage" office:value="0.277658662093" calcext:value-type="percentage">
            <text:p>27,77 %</text:p>
          </table:table-cell>
          <table:table-cell office:value-type="percentage" office:value="0.203367875648" calcext:value-type="percentage">
            <text:p>20,34 %</text:p>
          </table:table-cell>
          <table:table-cell office:value-type="percentage" office:value="0.318877037633" calcext:value-type="percentage">
            <text:p>31,89 %</text:p>
          </table:table-cell>
          <table:table-cell office:value-type="percentage" office:value="0.185575219801" calcext:value-type="percentage">
            <text:p>18,56 %</text:p>
          </table:table-cell>
          <table:table-cell office:value-type="percentage" office:value="0.0795887114417" calcext:value-type="percentage">
            <text:p>7,96 %</text:p>
          </table:table-cell>
          <table:table-cell office:value-type="percentage" office:value="0.00134853882311" calcext:value-type="percentage">
            <text:p>0,13 %</text:p>
          </table:table-cell>
          <table:table-cell office:value-type="percentage" office:value="0.393939393939" calcext:value-type="percentage">
            <text:p>39,39 %</text:p>
          </table:table-cell>
          <table:table-cell office:value-type="percentage" office:value="0.00480178502778" calcext:value-type="percentage">
            <text:p>0,48 %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percentage" office:value="0.774082568807" calcext:value-type="percentage">
            <text:p>77,41 %</text:p>
          </table:table-cell>
          <table:table-cell office:value-type="percentage" office:value="0.167758846658" calcext:value-type="percentage">
            <text:p>16,78 %</text:p>
          </table:table-cell>
          <table:table-cell office:value-type="percentage" office:value="0.0901867627785" calcext:value-type="percentage">
            <text:p>9,02 %</text:p>
          </table:table-cell>
          <table:table-cell office:value-type="percentage" office:value="0.0530389908257" calcext:value-type="percentage">
            <text:p>5,30 %</text:p>
          </table:table-cell>
          <table:table-cell office:value-type="percentage" office:value="0.0900229357798" calcext:value-type="percentage">
            <text:p>9,00 %</text:p>
          </table:table-cell>
          <table:table-cell office:value-type="percentage" office:value="0.519167758847" calcext:value-type="percentage">
            <text:p>51,92 %</text:p>
          </table:table-cell>
          <table:table-cell office:value-type="percentage" office:value="0.467685124509" calcext:value-type="percentage">
            <text:p>46,77 %</text:p>
          </table:table-cell>
          <table:table-cell office:value-type="percentage" office:value="0.074500327654" calcext:value-type="percentage">
            <text:p>7,45 %</text:p>
          </table:table-cell>
          <table:table-cell office:value-type="percentage" office:value="0.00708551769332" calcext:value-type="percentage">
            <text:p>0,71 %</text:p>
          </table:table-cell>
          <table:table-cell office:value-type="percentage" office:value="0.0106487549148" calcext:value-type="percentage">
            <text:p>1,06 %</text:p>
          </table:table-cell>
          <table:table-cell office:value-type="percentage" office:value="0.0260894495413" calcext:value-type="percentage">
            <text:p>2,61 %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percentage" office:value="0.0484574382168" calcext:value-type="percentage">
            <text:p>4,85 %</text:p>
          </table:table-cell>
          <table:table-cell office:value-type="percentage" office:value="0.11705867223" calcext:value-type="percentage">
            <text:p>11,71 %</text:p>
          </table:table-cell>
          <table:table-cell office:value-type="percentage" office:value="0.0867304738272" calcext:value-type="percentage">
            <text:p>8,67 %</text:p>
          </table:table-cell>
          <table:table-cell office:value-type="percentage" office:value="0.0890646492435" calcext:value-type="percentage">
            <text:p>8,91 %</text:p>
          </table:table-cell>
          <table:table-cell office:value-type="percentage" office:value="0.12480127186" calcext:value-type="percentage">
            <text:p>12,48 %</text:p>
          </table:table-cell>
          <table:table-cell office:value-type="percentage" office:value="0.395087894278" calcext:value-type="percentage">
            <text:p>39,51 %</text:p>
          </table:table-cell>
          <table:table-cell office:value-type="percentage" office:value="0.265715715133" calcext:value-type="percentage">
            <text:p>26,57 %</text:p>
          </table:table-cell>
          <table:table-cell office:value-type="percentage" office:value="0.0769605043261" calcext:value-type="percentage">
            <text:p>7,70 %</text:p>
          </table:table-cell>
          <table:table-cell office:value-type="percentage" office:value="0.0022658362966" calcext:value-type="percentage">
            <text:p>0,23 %</text:p>
          </table:table-cell>
          <table:table-cell office:value-type="percentage" office:value="0.0207369596427" calcext:value-type="percentage">
            <text:p>2,07 %</text:p>
          </table:table-cell>
          <table:table-cell office:value-type="percentage" office:value="0.00811077510743" calcext:value-type="percentage">
            <text:p>0,81 %</text:p>
          </table:table-cell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table:style-name="ce23" office:value-type="float" office:value="0.121006807170594" calcext:value-type="float">
            <text:p>0,121006807170594</text:p>
          </table:table-cell>
          <table:table-cell table:style-name="ce23" office:value-type="float" office:value="0.116684284086354" calcext:value-type="float">
            <text:p>0,116684284086354</text:p>
          </table:table-cell>
          <table:table-cell table:style-name="ce23" office:value-type="float" office:value="0.0819271363750725" calcext:value-type="float">
            <text:p>0,081927136375073</text:p>
          </table:table-cell>
          <table:table-cell table:style-name="ce23" office:value-type="float" office:value="0.119487042417367" calcext:value-type="float">
            <text:p>0,119487042417367</text:p>
          </table:table-cell>
          <table:table-cell table:style-name="ce23" office:value-type="float" office:value="0.132398916346658" calcext:value-type="float">
            <text:p>0,132398916346658</text:p>
          </table:table-cell>
          <table:table-cell table:style-name="ce23" office:value-type="float" office:value="0.403071751385162" calcext:value-type="float">
            <text:p>0,403071751385162</text:p>
          </table:table-cell>
          <table:table-cell table:style-name="ce23" office:value-type="float" office:value="0.289101204858136" calcext:value-type="float">
            <text:p>0,289101204858136</text:p>
          </table:table-cell>
          <table:table-cell table:style-name="ce23" office:value-type="float" office:value="0.0724236747215152" calcext:value-type="float">
            <text:p>0,072423674721515</text:p>
          </table:table-cell>
          <table:table-cell table:style-name="ce23" office:value-type="float" office:value="-0.00874455003322693" calcext:value-type="float">
            <text:p>-0,008744550033227</text:p>
          </table:table-cell>
          <table:table-cell table:style-name="ce23" office:value-type="float" office:value="0.0640977961374268" calcext:value-type="float">
            <text:p>0,064097796137427</text:p>
          </table:table-cell>
          <table:table-cell table:style-name="ce23" office:value-type="float" office:value="-0.000712321277137324" calcext:value-type="float">
            <text:p>-0,000712321277137</text:p>
          </table:table-cell>
        </table:table-row>
        <calcext:conditional-formats>
          <calcext:conditional-format calcext:target-range-address="'FOSS SATE Juliet &gt; 2'.H9:'FOSS SATE Juliet &gt; 2'.M22 'FOSS SATE Juliet &gt; 2'.C5:'FOSS SATE Juliet &gt; 2'.F22 'FOSS SATE Juliet &gt; 2'.H5:'FOSS SATE Juliet &gt; 2'.M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'.H5:'FOSS SATE Juliet &gt; 2'.M22 'FOSS SATE Juliet &gt; 2'.C5:'FOSS SATE Juliet &gt; 2'.F22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'.G5:'FOSS SATE Juliet &gt; 2'.G22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'.G5:'FOSS SATE Juliet &gt; 2'.G22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'.C23:'FOSS SATE Juliet &gt; 2'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OSS SATE Juliet &gt; 2_2" table:style-name="ta1">
        <table:shapes>
          <draw:frame draw:z-index="0" draw:style-name="gr1" draw:text-style-name="P1" svg:width="121.95mm" svg:height="68.59mm" svg:x="22.78mm" svg:y="178.9mm">
            <draw:object draw:notify-on-update-of-ranges="'FOSS SATE Juliet &gt; 2_2'.C3:'FOSS SATE Juliet &gt; 2_2'.M3 'FOSS SATE Juliet &gt; 2_2'.C5:'FOSS SATE Juliet &gt; 2_2'.M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4.1mm" svg:height="69.8mm" svg:x="145.19mm" svg:y="180.75mm">
            <draw:object draw:notify-on-update-of-ranges="'FOSS SATE Juliet &gt; 2_2'.C3:'FOSS SATE Juliet &gt; 2_2'.M3 'FOSS SATE Juliet &gt; 2_2'.C6:'FOSS SATE Juliet &gt; 2_2'.M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23mm" svg:height="69.19mm" svg:x="22.52mm" svg:y="263.06mm">
            <draw:object draw:notify-on-update-of-ranges="'FOSS SATE Juliet &gt; 2_2'.C3:'FOSS SATE Juliet &gt; 2_2'.M3 'FOSS SATE Juliet &gt; 2_2'.C7:'FOSS SATE Juliet &gt; 2_2'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22.58mm" svg:height="68.95mm" svg:x="145.79mm" svg:y="263.36mm">
            <draw:object draw:notify-on-update-of-ranges="'FOSS SATE Juliet &gt; 2_2'.C3:'FOSS SATE Juliet &gt; 2_2'.M3 'FOSS SATE Juliet &gt; 2_2'.C8:'FOSS SATE Juliet &gt; 2_2'.M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ols mit Recall der Fehler im jeweiligen Cluster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FP/Tool</text:p>
          </table:table-cell>
          <table:table-cell table:style-name="ce34" office:value-type="string" calcext:value-type="string">
            <text:p>AdLint</text:p>
          </table:table-cell>
          <table:table-cell table:style-name="ce34" office:value-type="string" calcext:value-type="string">
            <text:p>Clang-Tidy</text:p>
          </table:table-cell>
          <table:table-cell table:style-name="ce34" office:value-type="string" calcext:value-type="string">
            <text:p>Scan-Build</text:p>
          </table:table-cell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Flawfinder</text:p>
          </table:table-cell>
          <table:table-cell table:style-name="ce34" office:value-type="string" calcext:value-type="string">
            <text:p>Frama-C Eva</text:p>
          </table:table-cell>
          <table:table-cell table:style-name="ce34" office:value-type="string" calcext:value-type="string">
            <text:p>IKOS</text:p>
          </table:table-cell>
          <table:table-cell table:style-name="ce34" office:value-type="string" calcext:value-type="string">
            <text:p>Infer</text:p>
          </table:table-cell>
          <table:table-cell table:style-name="ce34" office:value-type="string" calcext:value-type="string">
            <text:p>OCLINT</text:p>
          </table:table-cell>
          <table:table-cell table:style-name="ce34" office:value-type="string" calcext:value-type="string">
            <text:p>Pscan</text:p>
          </table:table-cell>
          <table:table-cell table:style-name="ce34" office:value-type="string" calcext:value-type="string">
            <text:p>Sparse</text:p>
          </table:table-cell>
          <table:table-cell/>
          <table:table-cell table:style-name="ce105" office:value-type="string" calcext:value-type="string">
            <text:p>Wichtung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Memory Access</text:p>
          </table:table-cell>
          <table:table-cell table:style-name="ce47" office:value-type="percentage" office:value="0.944" calcext:value-type="percentage">
            <text:p>94,40 %</text:p>
          </table:table-cell>
          <table:table-cell table:style-name="ce47" office:value-type="percentage" office:value="0.2764" calcext:value-type="percentage">
            <text:p>27,64 %</text:p>
          </table:table-cell>
          <table:table-cell table:style-name="ce47" office:value-type="percentage" office:value="0.1396" calcext:value-type="percentage">
            <text:p>13,96 %</text:p>
          </table:table-cell>
          <table:table-cell table:style-name="ce47" office:value-type="percentage" office:value="0.1201" calcext:value-type="percentage">
            <text:p>12,01 %</text:p>
          </table:table-cell>
          <table:table-cell table:style-name="ce27" office:value-type="percentage" office:value="0.1438" calcext:value-type="percentage">
            <text:p>14,38 %</text:p>
          </table:table-cell>
          <table:table-cell table:style-name="ce47" office:value-type="percentage" office:value="0.8014" calcext:value-type="percentage">
            <text:p>80,14 %</text:p>
          </table:table-cell>
          <table:table-cell table:style-name="ce47" office:value-type="percentage" office:value="0.6753" calcext:value-type="percentage">
            <text:p>67,53 %</text:p>
          </table:table-cell>
          <table:table-cell table:style-name="ce47" office:value-type="percentage" office:value="0.1239" calcext:value-type="percentage">
            <text:p>12,39 %</text:p>
          </table:table-cell>
          <table:table-cell table:style-name="ce47" office:value-type="percentage" office:value="0.0023" calcext:value-type="percentage">
            <text:p>0,23 %</text:p>
          </table:table-cell>
          <table:table-cell table:style-name="ce47" office:value-type="percentage" office:value="0" calcext:value-type="percentage">
            <text:p>0,00 %</text:p>
          </table:table-cell>
          <table:table-cell table:style-name="ce51" office:value-type="percentage" office:value="0.0125" calcext:value-type="percentage">
            <text:p>1,25 %</text:p>
          </table:table-cell>
          <table:table-cell/>
          <table:table-cell table:style-name="ce1" office:value-type="percentage" office:value="0.49" calcext:value-type="percentage">
            <text:p>49,00 %</text:p>
          </table:table-cell>
        </table:table-row>
        <table:table-row table:style-name="ro1">
          <table:table-cell/>
          <table:table-cell table:style-name="ce4" office:value-type="string" calcext:value-type="string">
            <text:p>Resource Management</text:p>
          </table:table-cell>
          <table:table-cell table:style-name="ce47" office:value-type="percentage" office:value="0.482" calcext:value-type="percentage">
            <text:p>48,20 %</text:p>
          </table:table-cell>
          <table:table-cell table:style-name="ce47" office:value-type="percentage" office:value="0.0341" calcext:value-type="percentage">
            <text:p>3,41 %</text:p>
          </table:table-cell>
          <table:table-cell table:style-name="ce47" office:value-type="percentage" office:value="0.0367" calcext:value-type="percentage">
            <text:p>3,67 %</text:p>
          </table:table-cell>
          <table:table-cell table:style-name="ce47" office:value-type="percentage" office:value="0.1037" calcext:value-type="percentage">
            <text:p>10,37 %</text:p>
          </table:table-cell>
          <table:table-cell table:style-name="ce27" office:value-type="percentage" office:value="0" calcext:value-type="percentage">
            <text:p>0,00 %</text:p>
          </table:table-cell>
          <table:table-cell table:style-name="ce47" office:value-type="percentage" office:value="0.1211" calcext:value-type="percentage">
            <text:p>12,11 %</text:p>
          </table:table-cell>
          <table:table-cell table:style-name="ce47" office:value-type="percentage" office:value="0.1108" calcext:value-type="percentage">
            <text:p>11,08 %</text:p>
          </table:table-cell>
          <table:table-cell table:style-name="ce47" office:value-type="percentage" office:value="0.1012" calcext:value-type="percentage">
            <text:p>10,12 %</text:p>
          </table:table-cell>
          <table:table-cell table:style-name="ce47" office:value-type="percentage" office:value="0.0135" calcext:value-type="percentage">
            <text:p>1,35 %</text:p>
          </table:table-cell>
          <table:table-cell table:style-name="ce47" office:value-type="percentage" office:value="0" calcext:value-type="percentage">
            <text:p>0,00 %</text:p>
          </table:table-cell>
          <table:table-cell table:style-name="ce51" office:value-type="percentage" office:value="0" calcext:value-type="percentage">
            <text:p>0,00 %</text:p>
          </table:table-cell>
          <table:table-cell/>
          <table:table-cell table:style-name="ce1" office:value-type="percentage" office:value="0.13" calcext:value-type="percentage">
            <text:p>13,00 %</text:p>
          </table:table-cell>
        </table:table-row>
        <table:table-row table:style-name="ro1">
          <table:table-cell/>
          <table:table-cell table:style-name="ce4" office:value-type="string" calcext:value-type="string">
            <text:p>Tainted Input</text:p>
          </table:table-cell>
          <table:table-cell table:style-name="ce47" office:value-type="percentage" office:value="0.8684" calcext:value-type="percentage">
            <text:p>86,84 %</text:p>
          </table:table-cell>
          <table:table-cell table:style-name="ce47" office:value-type="percentage" office:value="0.2105" calcext:value-type="percentage">
            <text:p>21,05 %</text:p>
          </table:table-cell>
          <table:table-cell table:number-columns-repeated="2" table:style-name="ce47" office:value-type="percentage" office:value="0" calcext:value-type="percentage">
            <text:p>0,00 %</text:p>
          </table:table-cell>
          <table:table-cell table:style-name="ce27" office:value-type="percentage" office:value="0.3509" calcext:value-type="percentage">
            <text:p>35,09 %</text:p>
          </table:table-cell>
          <table:table-cell table:style-name="ce47" office:value-type="percentage" office:value="0.0574" calcext:value-type="percentage">
            <text:p>5,74 %</text:p>
          </table:table-cell>
          <table:table-cell table:style-name="ce47" office:value-type="percentage" office:value="0.2632" calcext:value-type="percentage">
            <text:p>26,32 %</text:p>
          </table:table-cell>
          <table:table-cell table:number-columns-repeated="2" table:style-name="ce47" office:value-type="percentage" office:value="0" calcext:value-type="percentage">
            <text:p>0,00 %</text:p>
          </table:table-cell>
          <table:table-cell table:style-name="ce47" office:value-type="percentage" office:value="0.0877" calcext:value-type="percentage">
            <text:p>8,77 %</text:p>
          </table:table-cell>
          <table:table-cell table:style-name="ce51" office:value-type="percentage" office:value="0.0172" calcext:value-type="percentage">
            <text:p>1,72 %</text:p>
          </table:table-cell>
          <table:table-cell/>
          <table:table-cell table:style-name="ce1" office:value-type="percentage" office:value="0.11" calcext:value-type="percentage">
            <text:p>11,00 %</text:p>
          </table:table-cell>
        </table:table-row>
        <table:table-row table:style-name="ro1">
          <table:table-cell/>
          <table:table-cell table:style-name="ce4" office:value-type="string" calcext:value-type="string">
            <text:p>Risky Values</text:p>
          </table:table-cell>
          <table:table-cell table:style-name="ce47" office:value-type="percentage" office:value="0.7222" calcext:value-type="percentage">
            <text:p>72,22 %</text:p>
          </table:table-cell>
          <table:table-cell table:style-name="ce47" office:value-type="percentage" office:value="0.1018" calcext:value-type="percentage">
            <text:p>10,18 %</text:p>
          </table:table-cell>
          <table:table-cell table:style-name="ce47" office:value-type="percentage" office:value="0.0851" calcext:value-type="percentage">
            <text:p>8,51 %</text:p>
          </table:table-cell>
          <table:table-cell table:style-name="ce47" office:value-type="percentage" office:value="0.0123" calcext:value-type="percentage">
            <text:p>1,23 %</text:p>
          </table:table-cell>
          <table:table-cell table:style-name="ce27" office:value-type="percentage" office:value="0.0045" calcext:value-type="percentage">
            <text:p>0,45 %</text:p>
          </table:table-cell>
          <table:table-cell table:style-name="ce47" office:value-type="percentage" office:value="0.5966" calcext:value-type="percentage">
            <text:p>59,66 %</text:p>
          </table:table-cell>
          <table:table-cell table:style-name="ce47" office:value-type="percentage" office:value="0.4723" calcext:value-type="percentage">
            <text:p>47,23 %</text:p>
          </table:table-cell>
          <table:table-cell table:style-name="ce47" office:value-type="percentage" office:value="0.0568" calcext:value-type="percentage">
            <text:p>5,68 %</text:p>
          </table:table-cell>
          <table:table-cell table:style-name="ce47" office:value-type="percentage" office:value="0.001" calcext:value-type="percentage">
            <text:p>0,10 %</text:p>
          </table:table-cell>
          <table:table-cell table:style-name="ce47" office:value-type="percentage" office:value="0" calcext:value-type="percentage">
            <text:p>0,00 %</text:p>
          </table:table-cell>
          <table:table-cell table:style-name="ce51" office:value-type="percentage" office:value="0.0161" calcext:value-type="percentage">
            <text:p>1,61 %</text:p>
          </table:table-cell>
          <table:table-cell/>
          <table:table-cell table:style-name="ce1" office:value-type="percentage" office:value="0.07" calcext:value-type="percentage">
            <text:p>7,00 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/>
          <table:table-cell table:style-name="ce1" table:number-columns-repeated="8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recision</text:p>
          </table:table-cell>
          <table:table-cell table:style-name="ce41" office:value-type="percentage" office:value="0.0250115794349" calcext:value-type="percentage">
            <text:p>2,50 %</text:p>
          </table:table-cell>
          <table:table-cell table:style-name="ce41" office:value-type="percentage" office:value="0.0898915858315" calcext:value-type="percentage">
            <text:p>8,99 %</text:p>
          </table:table-cell>
          <table:table-cell table:style-name="ce41" office:value-type="percentage" office:value="0.0835293225097" calcext:value-type="percentage">
            <text:p>8,35 %</text:p>
          </table:table-cell>
          <table:table-cell table:style-name="ce41" office:value-type="percentage" office:value="0.277658662093" calcext:value-type="percentage">
            <text:p>27,77 %</text:p>
          </table:table-cell>
          <table:table-cell table:style-name="ce28" office:value-type="percentage" office:value="0.203367875648" calcext:value-type="percentage">
            <text:p>20,34 %</text:p>
          </table:table-cell>
          <table:table-cell table:style-name="ce41" office:value-type="percentage" office:value="0.318877037633" calcext:value-type="percentage">
            <text:p>31,89 %</text:p>
          </table:table-cell>
          <table:table-cell table:style-name="ce41" office:value-type="percentage" office:value="0.185575219801" calcext:value-type="percentage">
            <text:p>18,56 %</text:p>
          </table:table-cell>
          <table:table-cell table:style-name="ce41" office:value-type="percentage" office:value="0.0795887114417" calcext:value-type="percentage">
            <text:p>7,96 %</text:p>
          </table:table-cell>
          <table:table-cell table:style-name="ce41" office:value-type="percentage" office:value="0.00134853882311" calcext:value-type="percentage">
            <text:p>0,13 %</text:p>
          </table:table-cell>
          <table:table-cell table:style-name="ce41" office:value-type="percentage" office:value="0.393939393939" calcext:value-type="percentage">
            <text:p>39,39 %</text:p>
          </table:table-cell>
          <table:table-cell table:style-name="ce52" office:value-type="percentage" office:value="0.00480178502778" calcext:value-type="percentage">
            <text:p>0,48 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ecall</text:p>
          </table:table-cell>
          <table:table-cell table:style-name="ce41" table:formula="of:=[.C5]*[.$O$5]+[.C6]*[.$O$6]+[.C7]*[.$O$7]+[.C8]*[.$O$8]" office:value-type="percentage" office:value="0.671298" calcext:value-type="percentage">
            <text:p>67,13 %</text:p>
          </table:table-cell>
          <table:table-cell table:style-name="ce41" table:formula="of:=[.D5]*[.$O$5]+[.D6]*[.$O$6]+[.D7]*[.$O$7]+[.D8]*[.$O$8]" office:value-type="percentage" office:value="0.17015" calcext:value-type="percentage">
            <text:p>17,02 %</text:p>
          </table:table-cell>
          <table:table-cell table:style-name="ce41" table:formula="of:=[.E5]*[.$O$5]+[.E6]*[.$O$6]+[.E7]*[.$O$7]+[.E8]*[.$O$8]" office:value-type="percentage" office:value="0.079132" calcext:value-type="percentage">
            <text:p>7,91 %</text:p>
          </table:table-cell>
          <table:table-cell table:style-name="ce41" table:formula="of:=[.F5]*[.$O$5]+[.F6]*[.$O$6]+[.F7]*[.$O$7]+[.F8]*[.$O$8]" office:value-type="percentage" office:value="0.073191" calcext:value-type="percentage">
            <text:p>7,32 %</text:p>
          </table:table-cell>
          <table:table-cell table:style-name="ce41" table:formula="of:=[.G5]*[.$O$5]+[.G6]*[.$O$6]+[.G7]*[.$O$7]+[.G8]*[.$O$8]" office:value-type="percentage" office:value="0.109376" calcext:value-type="percentage">
            <text:p>10,94 %</text:p>
          </table:table-cell>
          <table:table-cell table:style-name="ce41" table:formula="of:=[.H5]*[.$O$5]+[.H6]*[.$O$6]+[.H7]*[.$O$7]+[.H8]*[.$O$8]" office:value-type="percentage" office:value="0.456505" calcext:value-type="percentage">
            <text:p>45,65 %</text:p>
          </table:table-cell>
          <table:table-cell table:style-name="ce41" table:formula="of:=[.I5]*[.$O$5]+[.I6]*[.$O$6]+[.I7]*[.$O$7]+[.I8]*[.$O$8]" office:value-type="percentage" office:value="0.407314" calcext:value-type="percentage">
            <text:p>40,73 %</text:p>
          </table:table-cell>
          <table:table-cell table:style-name="ce41" table:formula="of:=[.J5]*[.$O$5]+[.J6]*[.$O$6]+[.J7]*[.$O$7]+[.J8]*[.$O$8]" office:value-type="percentage" office:value="0.077843" calcext:value-type="percentage">
            <text:p>7,78 %</text:p>
          </table:table-cell>
          <table:table-cell table:style-name="ce41" table:formula="of:=[.K5]*[.$O$5]+[.K6]*[.$O$6]+[.K7]*[.$O$7]+[.K8]*[.$O$8]" office:value-type="percentage" office:value="0.002952" calcext:value-type="percentage">
            <text:p>0,30 %</text:p>
          </table:table-cell>
          <table:table-cell table:style-name="ce41" table:formula="of:=[.L5]*[.$O$5]+[.L6]*[.$O$6]+[.L7]*[.$O$7]+[.L8]*[.$O$8]" office:value-type="percentage" office:value="0.009647" calcext:value-type="percentage">
            <text:p>0,96 %</text:p>
          </table:table-cell>
          <table:table-cell table:style-name="ce52" table:formula="of:=[.M5]*[.$O$5]+[.M6]*[.$O$6]+[.M7]*[.$O$7]+[.M8]*[.$O$8]" office:value-type="percentage" office:value="0.009144" calcext:value-type="percentage">
            <text:p>0,91 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1 score</text:p>
          </table:table-cell>
          <table:table-cell table:style-name="ce41" table:formula="of:=2*([.C11]*[.C12])/([.C11]+[.C12])" office:value-type="percentage" office:value="0.0482263169928406" calcext:value-type="percentage">
            <text:p>4,82 %</text:p>
          </table:table-cell>
          <table:table-cell table:style-name="ce41" table:formula="of:=2*([.D11]*[.D12])/([.D11]+[.D12])" office:value-type="percentage" office:value="0.117635441118564" calcext:value-type="percentage">
            <text:p>11,76 %</text:p>
          </table:table-cell>
          <table:table-cell table:style-name="ce41" table:formula="of:=2*([.E11]*[.E12])/([.E11]+[.E12])" office:value-type="percentage" office:value="0.0812712235072774" calcext:value-type="percentage">
            <text:p>8,13 %</text:p>
          </table:table-cell>
          <table:table-cell table:style-name="ce41" table:formula="of:=2*([.F11]*[.F12])/([.F11]+[.F12])" office:value-type="percentage" office:value="0.115845145844045" calcext:value-type="percentage">
            <text:p>11,58 %</text:p>
          </table:table-cell>
          <table:table-cell table:style-name="ce41" table:formula="of:=2*([.G11]*[.G12])/([.G11]+[.G12])" office:value-type="percentage" office:value="0.142247804026777" calcext:value-type="percentage">
            <text:p>14,22 %</text:p>
          </table:table-cell>
          <table:table-cell table:style-name="ce41" table:formula="of:=2*([.H11]*[.H12])/([.H11]+[.H12])" office:value-type="percentage" office:value="0.375476745654386" calcext:value-type="percentage">
            <text:p>37,55 %</text:p>
          </table:table-cell>
          <table:table-cell table:style-name="ce41" table:formula="of:=2*([.I11]*[.I12])/([.I11]+[.I12])" office:value-type="percentage" office:value="0.25497979235782" calcext:value-type="percentage">
            <text:p>25,50 %</text:p>
          </table:table-cell>
          <table:table-cell table:style-name="ce41" table:formula="of:=2*([.J11]*[.J12])/([.J11]+[.J12])" office:value-type="percentage" office:value="0.0787061768943615" calcext:value-type="percentage">
            <text:p>7,87 %</text:p>
          </table:table-cell>
          <table:table-cell table:style-name="ce41" table:formula="of:=2*([.K11]*[.K12])/([.K11]+[.K12])" office:value-type="percentage" office:value="0.00185134317794247" calcext:value-type="percentage">
            <text:p>0,19 %</text:p>
          </table:table-cell>
          <table:table-cell table:style-name="ce41" table:formula="of:=2*([.L11]*[.L12])/([.L11]+[.L12])" office:value-type="percentage" office:value="0.0188328119599787" calcext:value-type="percentage">
            <text:p>1,88 %</text:p>
          </table:table-cell>
          <table:table-cell table:style-name="ce52" table:formula="of:=2*([.M11]*[.M12])/([.M11]+[.M12])" office:value-type="percentage" office:value="0.00629688787064429" calcext:value-type="percentage">
            <text:p>0,63 %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 table:number-rows-repeated="2">
          <table:table-cell/>
          <table:table-cell table:style-name="ce4"/>
          <table:table-cell table:style-name="ce48" table:number-columns-repeated="11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6"/>
          <table:table-cell/>
          <table:table-cell table:style-name="ce30" table:number-columns-repeated="4"/>
          <table:table-cell table:number-columns-repeated="2"/>
        </table:table-row>
        <table:table-row table:style-name="ro1">
          <table:table-cell/>
          <table:table-cell table:style-name="ce4"/>
          <table:table-cell table:style-name="ce31" table:number-columns-repeated="11"/>
          <table:table-cell table:number-columns-repeated="2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mory Access</text:p>
          </table:table-cell>
          <table:table-cell table:number-columns-repeated="3"/>
          <table:table-cell office:value-type="string" calcext:value-type="string">
            <text:p>Resource Management</text:p>
          </table:table-cell>
          <table:table-cell table:number-columns-repeated="9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/>
          <table:table-cell office:value-type="string" calcext:value-type="string">
            <text:p>Tainted Input</text:p>
          </table:table-cell>
          <table:table-cell table:number-columns-repeated="3"/>
          <table:table-cell office:value-type="string" calcext:value-type="string">
            <text:p>Risky Values</text:p>
          </table:table-cell>
          <table:table-cell table:number-columns-repeated="9"/>
        </table:table-row>
        <calcext:conditional-formats>
          <calcext:conditional-format calcext:target-range-address="'FOSS SATE Juliet &gt; 2_2'.C18:'FOSS SATE Juliet &gt; 2_2'.M18 'FOSS SATE Juliet &gt; 2_2'.C17:'FOSS SATE Juliet &gt; 2_2'.H17 'FOSS SATE Juliet &gt; 2_2'.J17:'FOSS SATE Juliet &gt; 2_2'.M17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C18:'FOSS SATE Juliet &gt; 2_2'.M1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H6:'FOSS SATE Juliet &gt; 2_2'.L8 'FOSS SATE Juliet &gt; 2_2'.C5:'FOSS SATE Juliet &gt; 2_2'.F8 'FOSS SATE Juliet &gt; 2_2'.H5:'FOSS SATE Juliet &gt; 2_2'.L5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C15:'FOSS SATE Juliet &gt; 2_2'.M1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C12:'FOSS SATE Juliet &gt; 2_2'.L13 'FOSS SATE Juliet &gt; 2_2'.C11:'FOSS SATE Juliet &gt; 2_2'.F11 'FOSS SATE Juliet &gt; 2_2'.H11:'FOSS SATE Juliet &gt; 2_2'.L11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M5:'FOSS SATE Juliet &gt; 2_2'.M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M11:'FOSS SATE Juliet &gt; 2_2'.M13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G5:'FOSS SATE Juliet &gt; 2_2'.G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G5:'FOSS SATE Juliet &gt; 2_2'.G8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G11:'FOSS SATE Juliet &gt; 2_2'.G11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OSS SATE Juliet &gt; 2_2'.G11:'FOSS SATE Juliet &gt; 2_2'.G11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OSSA wireshark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Findings</text:p>
          </table:table-cell>
          <table:table-cell table:style-name="ce104" office:value-type="string" calcext:value-type="string">
            <text:p>TP</text:p>
          </table:table-cell>
          <table:table-cell table:style-name="ce104" office:value-type="string" calcext:value-type="string">
            <text:p>„Recall“</text:p>
          </table:table-cell>
          <table:table-cell table:style-name="ce105" office:value-type="string" calcext:value-type="string">
            <text:p>„Precision“</text:p>
          </table:table-cell>
        </table:table-row>
        <table:table-row table:style-name="ro1">
          <table:table-cell/>
          <table:table-cell office:value-type="string" calcext:value-type="string">
            <text:p>Clang-Tidy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  <table:table-cell table:formula="of:=[.D4]/83" office:value-type="percentage" office:value="0.0120481927710843" calcext:value-type="percentage">
            <text:p>1,20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pCheck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D5]/83" office:value-type="percentage" office:value="0" calcext:value-type="percentage">
            <text:p>0,00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wfinder</text:p>
          </table:table-cell>
          <table:table-cell office:value-type="float" office:value="2256" calcext:value-type="float">
            <text:p>2256</text:p>
          </table:table-cell>
          <table:table-cell office:value-type="float" office:value="9" calcext:value-type="float">
            <text:p>9</text:p>
          </table:table-cell>
          <table:table-cell table:formula="of:=[.D6]/83" office:value-type="percentage" office:value="0.108433734939759" calcext:value-type="percentage">
            <text:p>10,84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a-C</text:p>
          </table:table-cell>
          <table:table-cell office:value-type="float" office:value="10273" calcext:value-type="float">
            <text:p>10273</text:p>
          </table:table-cell>
          <table:table-cell office:value-type="float" office:value="7" calcext:value-type="float">
            <text:p>7</text:p>
          </table:table-cell>
          <table:table-cell table:formula="of:=[.D7]/83" office:value-type="percentage" office:value="0.0843373493975904" calcext:value-type="percentage">
            <text:p>8,43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er</text:p>
          </table:table-cell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  <table:table-cell table:formula="of:=[.D8]/83" office:value-type="percentage" office:value="0" calcext:value-type="percentage">
            <text:p>0,00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KOS</text:p>
          </table:table-cell>
          <table:table-cell office:value-type="float" office:value="48130" calcext:value-type="float">
            <text:p>48130</text:p>
          </table:table-cell>
          <table:table-cell table:style-name="ce105" office:value-type="string" calcext:value-type="string">
            <text:p>NA</text:p>
          </table:table-cell>
          <table:table-cell table:style-name="Default" table:formula="of:=[.D9]/83" office:value-type="string" office:string-value="" calcext:value-type="error">
            <text:p>#WERT!</text:p>
          </table:table-cell>
          <table:table-cell/>
        </table:table-row>
      </table:table>
      <table:table table:name="Overlap" table:style-name="ta1">
        <table:shapes>
          <draw:frame draw:z-index="0" draw:style-name="gr1" draw:text-style-name="P1" svg:width="194.03mm" svg:height="109.16mm" svg:x="189.24mm" svg:y="86.25mm">
            <draw:object draw:notify-on-update-of-ranges="Overlap.K7:Overlap.Q7 Overlap.J8:Overlap.J8 Overlap.K8:Overlap.Q8 Overlap.J9:Overlap.J9 Overlap.K9:Overlap.Q9 Overlap.J10:Overlap.J10 Overlap.K10:Overlap.Q10 Overlap.J11:Overlap.J11 Overlap.K11:Overlap.Q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lang</text:p>
          </table:table-cell>
          <table:table-cell office:value-type="string" calcext:value-type="string">
            <text:p>scan_build</text:p>
          </table:table-cell>
          <table:table-cell office:value-type="string" calcext:value-type="string">
            <text:p>overlap</text:p>
          </table:table-cell>
          <table:table-cell table:number-columns-repeated="5"/>
          <table:table-cell office:value-type="string" calcext:value-type="string">
            <text:p>Clang-Tidy</text:p>
          </table:table-cell>
          <table:table-cell office:value-type="string" calcext:value-type="string">
            <text:p>CPPcheck</text:p>
          </table:table-cell>
          <table:table-cell office:value-type="string" calcext:value-type="string">
            <text:p>Flawfinder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Pscan</text:p>
          </table:table-cell>
          <table:table-cell office:value-type="string" calcext:value-type="string">
            <text:p>Scan-build</text:p>
          </table:table-cell>
          <table:table-cell office:value-type="string" calcext:value-type="string">
            <text:p>Frama-C</text:p>
          </table:table-cell>
        </table:table-row>
        <table:table-row table:style-name="ro1">
          <table:table-cell table:number-columns-repeated="2"/>
          <table:table-cell office:value-type="float" office:value="45566" calcext:value-type="float">
            <text:p>45566</text:p>
          </table:table-cell>
          <table:table-cell office:value-type="float" office:value="26397" calcext:value-type="float">
            <text:p>26397</text:p>
          </table:table-cell>
          <table:table-cell office:value-type="float" office:value="19947" calcext:value-type="float">
            <text:p>1994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Clang-Tidy</text:p>
          </table:table-cell>
          <table:table-cell table:style-name="ce1"/>
          <table:table-cell table:style-name="ce1" table:formula="of:=[.E14]/[.D14]" office:value-type="percentage" office:value="0.474485420240137" calcext:value-type="percentage">
            <text:p>47,45 %</text:p>
          </table:table-cell>
          <table:table-cell table:style-name="ce1" table:formula="of:=[.E23]/[.C17]" office:value-type="percentage" office:value="0.0946786840416329" calcext:value-type="percentage">
            <text:p>9,47 %</text:p>
          </table:table-cell>
          <table:table-cell table:style-name="ce1" table:formula="of:=[.E10]/[.D10]" office:value-type="percentage" office:value="0.401837672281776" calcext:value-type="percentage">
            <text:p>40,18 %</text:p>
          </table:table-cell>
          <table:table-cell table:style-name="ce1" table:formula="of:=[.E12]/[.D12]" office:value-type="percentage" office:value="0" calcext:value-type="percentage">
            <text:p>0,00 %</text:p>
          </table:table-cell>
          <table:table-cell table:style-name="ce1" table:formula="of:=[.E8]/[.D8]" office:value-type="percentage" office:value="0.755654051596772" calcext:value-type="percentage">
            <text:p>75,57 %</text:p>
          </table:table-cell>
          <table:table-cell table:style-name="ce1" table:formula="of:=[.E36]/[.C30]" office:value-type="percentage" office:value="0.204719259408332" calcext:value-type="percentage">
            <text:p>20,47 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er</text:p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Flawfinder</text:p>
          </table:table-cell>
          <table:table-cell table:style-name="ce1" table:formula="of:=[.E23]/[.C17]" office:value-type="percentage" office:value="0.0946786840416329" calcext:value-type="percentage">
            <text:p>9,47 %</text:p>
          </table:table-cell>
          <table:table-cell table:style-name="ce1" table:formula="of:=[.E17]/[.D17]" office:value-type="percentage" office:value="0.063893653516295" calcext:value-type="percentage">
            <text:p>6,39 %</text:p>
          </table:table-cell>
          <table:table-cell table:style-name="ce1"/>
          <table:table-cell table:style-name="ce1" table:formula="of:=[.E21]/[.D21]" office:value-type="percentage" office:value="0.0166703128418289" calcext:value-type="percentage">
            <text:p>1,67 %</text:p>
          </table:table-cell>
          <table:table-cell table:style-name="ce1" table:formula="of:=[.E19]/[.D19]" office:value-type="percentage" office:value="1" calcext:value-type="percentage">
            <text:p>100,00 %</text:p>
          </table:table-cell>
          <table:table-cell table:style-name="ce1" table:formula="of:=[.E25]/[.D25]" office:value-type="percentage" office:value="0.0150774709247263" calcext:value-type="percentage">
            <text:p>1,51 %</text:p>
          </table:table-cell>
          <table:table-cell table:style-name="ce1" table:formula="of:=[.E34]/[.D34]" office:value-type="percentage" office:value="0.0431676758657254" calcext:value-type="percentage">
            <text:p>4,32 %</text:p>
          </table:table-cell>
        </table:table-row>
        <table:table-row table:style-name="ro1">
          <table:table-cell table:number-columns-repeated="3"/>
          <table:table-cell office:value-type="float" office:value="22855" calcext:value-type="float">
            <text:p>22855</text:p>
          </table:table-cell>
          <table:table-cell office:value-type="float" office:value="9184" calcext:value-type="float">
            <text:p>918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rama-C</text:p>
          </table:table-cell>
          <table:table-cell table:style-name="ce1" table:formula="of:=[.E36]/[.C30]" office:value-type="percentage" office:value="0.204719259408332" calcext:value-type="percentage">
            <text:p>20,47 %</text:p>
          </table:table-cell>
          <table:table-cell table:style-name="ce1" table:formula="of:=[.E32]/[.D32]" office:value-type="percentage" office:value="0.379716981132075" calcext:value-type="percentage">
            <text:p>37,97 %</text:p>
          </table:table-cell>
          <table:table-cell table:style-name="ce1" table:formula="of:=[.E34]/[.D34]" office:value-type="percentage" office:value="0.0431676758657254" calcext:value-type="percentage">
            <text:p>4,32 %</text:p>
          </table:table-cell>
          <table:table-cell table:style-name="ce1" table:formula="of:=[.E38]/[.D38]" office:value-type="percentage" office:value="0.131481076350908" calcext:value-type="percentage">
            <text:p>13,15 %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1" table:formula="of:=[.E42]/[.D42]" office:value-type="percentage" office:value="0.164867219759821" calcext:value-type="percentage">
            <text:p>16,49 %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pscan</text:p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IKOS</text:p>
          </table:table-cell>
          <table:table-cell table:style-name="ce1" table:formula="of:=[.E54]/[.D36]" office:value-type="percentage" office:value="0.174164947548611" calcext:value-type="percentage">
            <text:p>17,42 %</text:p>
          </table:table-cell>
          <table:table-cell table:style-name="ce1" table:formula="of:=[.E46]/[.D32]" office:value-type="percentage" office:value="0.365780445969125" calcext:value-type="percentage">
            <text:p>36,58 %</text:p>
          </table:table-cell>
          <table:table-cell table:style-name="ce1" table:formula="of:=[.E48]/[.D34]" office:value-type="percentage" office:value="0.0809498562937746" calcext:value-type="percentage">
            <text:p>8,09 %</text:p>
          </table:table-cell>
          <table:table-cell table:style-name="ce1" table:formula="of:=[.E52]/[.D38]" office:value-type="percentage" office:value="0.126755633340626" calcext:value-type="percentage">
            <text:p>12,68 %</text:p>
          </table:table-cell>
          <table:table-cell table:style-name="ce1" table:formula="of:=[.E50]/[.D40]" office:value-type="percentage" office:value="0.5" calcext:value-type="percentage">
            <text:p>50,00 %</text:p>
          </table:table-cell>
          <table:table-cell table:style-name="ce1" table:formula="of:=[.E56]/[.D42]" office:value-type="percentage" office:value="0.0892525665795355" calcext:value-type="percentage">
            <text:p>8,93 %</text:p>
          </table:table-cell>
          <table:table-cell table:style-name="ce1" table:formula="of:=[.E30]/[.C30]" office:value-type="percentage" office:value="0.578989736365466" calcext:value-type="percentage">
            <text:p>57,90 %</text:p>
          </table:table-cell>
        </table:table-row>
        <table:table-row table:style-name="ro1"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ppcheck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664" calcext:value-type="float">
            <text:p>4664</text:p>
          </table:table-cell>
          <table:table-cell office:value-type="float" office:value="2213" calcext:value-type="float">
            <text:p>2213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lawfinder</text:p>
          </table:table-cell>
          <table:table-cell office:value-type="string" calcext:value-type="string">
            <text:p>cppcheck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float" office:value="35837" calcext:value-type="float">
            <text:p>35837</text:p>
          </table:table-cell>
          <table:table-cell office:value-type="float" office:value="4664" calcext:value-type="float">
            <text:p>4664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scan</text:p>
          </table:table-cell>
          <table:table-cell table:number-columns-repeated="13"/>
        </table:table-row>
        <table:table-row table:style-name="ro1">
          <table:table-cell table:number-columns-repeated="3"/>
          <table:table-cell table:number-columns-repeated="2" office:value-type="float" office:value="660" calcext:value-type="float">
            <text:p>660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fer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office:value-type="float" office:value="22855" calcext:value-type="float">
            <text:p>22855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lang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office:value-type="float" office:value="45566" calcext:value-type="float">
            <text:p>45566</text:p>
          </table:table-cell>
          <table:table-cell office:value-type="float" office:value="3393" calcext:value-type="float">
            <text:p>3393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can-buil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6397" calcext:value-type="float">
            <text:p>26397</text:p>
          </table:table-cell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rama-c</text:p>
          </table:table-cell>
          <table:table-cell office:value-type="string" calcext:value-type="string">
            <text:p>iko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752" calcext:value-type="float">
            <text:p>39752</text:p>
          </table:table-cell>
          <table:table-cell office:value-type="float" office:value="61533" calcext:value-type="float">
            <text:p>61533</text:p>
          </table:table-cell>
          <table:table-cell office:value-type="float" office:value="23016" calcext:value-type="float">
            <text:p>23016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ppcheck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664" calcext:value-type="float">
            <text:p>4664</text:p>
          </table:table-cell>
          <table:table-cell office:value-type="float" office:value="1771" calcext:value-type="float">
            <text:p>177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lawfinde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5837" calcext:value-type="float">
            <text:p>35837</text:p>
          </table:table-cell>
          <table:table-cell office:value-type="float" office:value="1547" calcext:value-type="float">
            <text:p>154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lang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5566" calcext:value-type="float">
            <text:p>45566</text:p>
          </table:table-cell>
          <table:table-cell office:value-type="float" office:value="8138" calcext:value-type="float">
            <text:p>813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nfe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2855" calcext:value-type="float">
            <text:p>22855</text:p>
          </table:table-cell>
          <table:table-cell office:value-type="float" office:value="3005" calcext:value-type="float">
            <text:p>300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sca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can-buil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6397" calcext:value-type="float">
            <text:p>26397</text:p>
          </table:table-cell>
          <table:table-cell office:value-type="float" office:value="4352" calcext:value-type="float">
            <text:p>4352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kos</text:p>
          </table:table-cell>
          <table:table-cell office:value-type="string" calcext:value-type="string">
            <text:p>cppcheck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533" calcext:value-type="float">
            <text:p>61533</text:p>
          </table:table-cell>
          <table:table-cell/>
          <table:table-cell office:value-type="float" office:value="1706" calcext:value-type="float">
            <text:p>170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lawfinder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901" calcext:value-type="float">
            <text:p>29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scan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nfer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897" calcext:value-type="float">
            <text:p>289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lang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936" calcext:value-type="float">
            <text:p>793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can_build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356" calcext:value-type="float">
            <text:p>235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 style:data-style-name="N2" text:time-value="17:36:23.8919065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17:36:44.494775962</dc:date>
    <meta:editing-duration>P1DT4H46M46S</meta:editing-duration>
    <meta:editing-cycles>49</meta:editing-cycles>
    <meta:generator>LibreOffice/6.0.7.3$Linux_X86_64 LibreOffice_project/00m0$Build-3</meta:generator>
    <meta:document-statistic meta:table-count="9" meta:cell-count="79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d70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04cm" svg:height="10.917cm" xlink:href=".." xlink:type="simple" chart:class="chart:bar" chart:style-name="ch1">
        <chart:legend chart:legend-position="end" svg:x="17.009cm" svg:y="4.412cm" style:legend-expansion="high" chart:style-name="ch2"/>
        <chart:plot-area chart:style-name="ch3" table:cell-range-address="Overlap.J7:Overlap.Q11" chart:data-source-has-labels="both" svg:x="1.399cm" svg:y="0.218cm" svg:width="15.222cm" svg:height="10.481cm">
          <chartooo:coordinate-region svg:x="2.523cm" svg:y="0.417cm" svg:width="14.098cm" svg:height="9.635cm"/>
          <chart:axis chart:dimension="x" chart:name="primary-x" chart:style-name="ch4" chartooo:axis-type="auto">
            <chartooo:date-scale/>
            <chart:categories table:cell-range-address="Overlap.K7:Overlap.Q7"/>
          </chart:axis>
          <chart:axis chart:dimension="y" chart:name="primary-y" chart:style-name="ch5">
            <chart:title svg:x="0.451cm" svg:y="6.084cm" chart:style-name="ch6">
              <text:p>Overlap</text:p>
            </chart:title>
            <chart:grid chart:style-name="ch7" chart:class="major"/>
          </chart:axis>
          <chart:series chart:style-name="ch8" chart:values-cell-range-address="Overlap.K8:Overlap.Q8" chart:label-cell-address="Overlap.J8:Overlap.J8" chart:class="chart:bar">
            <chart:data-point chart:repeated="7"/>
          </chart:series>
          <chart:series chart:style-name="ch9" chart:values-cell-range-address="Overlap.K9:Overlap.Q9" chart:label-cell-address="Overlap.J9:Overlap.J9" chart:class="chart:bar">
            <chart:data-point chart:repeated="7"/>
          </chart:series>
          <chart:series chart:style-name="ch10" chart:values-cell-range-address="Overlap.K10:Overlap.Q10" chart:label-cell-address="Overlap.J10:Overlap.J10" chart:class="chart:bar">
            <chart:data-point chart:repeated="7"/>
          </chart:series>
          <chart:series chart:style-name="ch11" chart:values-cell-range-address="Overlap.K11:Overlap.Q11" chart:label-cell-address="Overlap.J11:Overlap.J1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-Tidy</text:p>
                <draw:g>
                  <svg:desc>Overlap.K7:Overlap.Q7</svg:desc>
                </draw:g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Infer</text:p>
              </table:table-cell>
              <table:table-cell office:value-type="string">
                <text:p>Pscan</text:p>
              </table:table-cell>
              <table:table-cell office:value-type="string">
                <text:p>Scan-build</text:p>
              </table:table-cell>
              <table:table-cell office:value-type="string">
                <text:p>Frama-C</text:p>
              </table:table-cell>
            </table:table-row>
          </table:table-header-rows>
          <table:table-rows>
            <table:table-row>
              <table:table-cell office:value-type="string">
                <text:p>Clang-Tidy</text:p>
                <draw:g>
                  <svg:desc>Overlap.J8:Overlap.J8</svg:desc>
                </draw:g>
              </table:table-cell>
              <table:table-cell office:value-type="float" office:value="NaN">
                <text:p>NaN</text:p>
                <draw:g>
                  <svg:desc>Overlap.K8:Overlap.Q8</svg:desc>
                </draw:g>
              </table:table-cell>
              <table:table-cell office:value-type="float" office:value="0.474485420240137">
                <text:p>0.474485420240137</text:p>
              </table:table-cell>
              <table:table-cell office:value-type="float" office:value="0.0946786840416329">
                <text:p>0.0946786840416329</text:p>
              </table:table-cell>
              <table:table-cell office:value-type="float" office:value="0.401837672281776">
                <text:p>0.401837672281776</text:p>
              </table:table-cell>
              <table:table-cell office:value-type="float" office:value="0">
                <text:p>0</text:p>
              </table:table-cell>
              <table:table-cell office:value-type="float" office:value="0.755654051596772">
                <text:p>0.755654051596772</text:p>
              </table:table-cell>
              <table:table-cell office:value-type="float" office:value="0.204719259408332">
                <text:p>0.204719259408332</text:p>
              </table:table-cell>
            </table:table-row>
            <table:table-row>
              <table:table-cell office:value-type="string">
                <text:p>Flawfinder</text:p>
                <draw:g>
                  <svg:desc>Overlap.J9:Overlap.J9</svg:desc>
                </draw:g>
              </table:table-cell>
              <table:table-cell office:value-type="float" office:value="0.0946786840416329">
                <text:p>0.0946786840416329</text:p>
                <draw:g>
                  <svg:desc>Overlap.K9:Overlap.Q9</svg:desc>
                </draw:g>
              </table:table-cell>
              <table:table-cell office:value-type="float" office:value="0.063893653516295">
                <text:p>0.063893653516295</text:p>
              </table:table-cell>
              <table:table-cell office:value-type="float" office:value="NaN">
                <text:p>NaN</text:p>
              </table:table-cell>
              <table:table-cell office:value-type="float" office:value="0.0166703128418289">
                <text:p>0.0166703128418289</text:p>
              </table:table-cell>
              <table:table-cell office:value-type="float" office:value="1">
                <text:p>1</text:p>
              </table:table-cell>
              <table:table-cell office:value-type="float" office:value="0.0150774709247263">
                <text:p>0.0150774709247263</text:p>
              </table:table-cell>
              <table:table-cell office:value-type="float" office:value="0.0431676758657254">
                <text:p>0.0431676758657254</text:p>
              </table:table-cell>
            </table:table-row>
            <table:table-row>
              <table:table-cell office:value-type="string">
                <text:p>Frama-C</text:p>
                <draw:g>
                  <svg:desc>Overlap.J10:Overlap.J10</svg:desc>
                </draw:g>
              </table:table-cell>
              <table:table-cell office:value-type="float" office:value="0.204719259408332">
                <text:p>0.204719259408332</text:p>
                <draw:g>
                  <svg:desc>Overlap.K10:Overlap.Q10</svg:desc>
                </draw:g>
              </table:table-cell>
              <table:table-cell office:value-type="float" office:value="0.379716981132075">
                <text:p>0.379716981132075</text:p>
              </table:table-cell>
              <table:table-cell office:value-type="float" office:value="0.0431676758657254">
                <text:p>0.0431676758657254</text:p>
              </table:table-cell>
              <table:table-cell office:value-type="float" office:value="0.131481076350908">
                <text:p>0.131481076350908</text:p>
              </table:table-cell>
              <table:table-cell office:value-type="float" office:value="0">
                <text:p>0</text:p>
              </table:table-cell>
              <table:table-cell office:value-type="float" office:value="0.164867219759821">
                <text:p>0.164867219759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KOS</text:p>
                <draw:g>
                  <svg:desc>Overlap.J11:Overlap.J11</svg:desc>
                </draw:g>
              </table:table-cell>
              <table:table-cell office:value-type="float" office:value="0.174164947548611">
                <text:p>0.174164947548611</text:p>
                <draw:g>
                  <svg:desc>Overlap.K11:Overlap.Q11</svg:desc>
                </draw:g>
              </table:table-cell>
              <table:table-cell office:value-type="float" office:value="0.365780445969125">
                <text:p>0.365780445969125</text:p>
              </table:table-cell>
              <table:table-cell office:value-type="float" office:value="0.0809498562937746">
                <text:p>0.0809498562937746</text:p>
              </table:table-cell>
              <table:table-cell office:value-type="float" office:value="0.126755633340626">
                <text:p>0.126755633340626</text:p>
              </table:table-cell>
              <table:table-cell office:value-type="float" office:value="0.5">
                <text:p>0.5</text:p>
              </table:table-cell>
              <table:table-cell office:value-type="float" office:value="0.0892525665795355">
                <text:p>0.0892525665795355</text:p>
              </table:table-cell>
              <table:table-cell office:value-type="float" office:value="0.578989736365466">
                <text:p>0.578989736365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04cm" svg:height="5.761cm" xlink:href=".." xlink:type="simple" chart:class="chart:bar" chart:style-name="ch1">
        <chart:plot-area chart:style-name="ch2" table:cell-range-address="Severities.B5:Severities.E9" chart:data-source-has-labels="both" svg:x="0.178cm" svg:y="0.115cm" svg:width="8.548cm" svg:height="4.55cm">
          <chartooo:coordinate-region svg:x="1.09cm" svg:y="0.315cm" svg:width="7.636cm" svg:height="3.703cm"/>
          <chart:axis chart:dimension="x" chart:name="primary-x" chart:style-name="ch3" chartooo:axis-type="auto">
            <chartooo:date-scale/>
            <chart:title svg:x="3.045cm" svg:y="4.78cm" chart:style-name="ch4">
              <text:p>Severity Threshold</text:p>
            </chart:title>
            <chart:categories table:cell-range-address="Severities.B6:Severities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verities.C6:Severities.C9" chart:label-cell-address="Severities.C5:Severities.C5" chart:class="chart:bar">
            <chart:data-point chart:repeated="4"/>
          </chart:series>
          <chart:series chart:style-name="ch8" chart:values-cell-range-address="Severities.D6:Severities.D9" chart:label-cell-address="Severities.D5:Severities.D5" chart:class="chart:bar">
            <chart:data-point chart:repeated="4"/>
          </chart:series>
          <chart:series chart:style-name="ch9" chart:values-cell-range-address="Severities.E6:Severities.E9" chart:label-cell-address="Severities.E5:Severities.E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everities.C5:Severities.C5</svg:desc>
                </draw:g>
              </table:table-cell>
              <table:table-cell office:value-type="string">
                <text:p>Recall</text:p>
                <draw:g>
                  <svg:desc>Severities.D5:Severities.D5</svg:desc>
                </draw:g>
              </table:table-cell>
              <table:table-cell office:value-type="string">
                <text:p>MCC</text:p>
                <draw:g>
                  <svg:desc>Severities.E5:Severities.E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everities.B6:Severities.B9</svg:desc>
                </draw:g>
              </table:table-cell>
              <table:table-cell office:value-type="float" office:value="0.054885669220758">
                <text:p>0.054885669220758</text:p>
                <draw:g>
                  <svg:desc>Severities.C6:Severities.C9</svg:desc>
                </draw:g>
              </table:table-cell>
              <table:table-cell office:value-type="float" office:value="0.260812581913499">
                <text:p>0.260812581913499</text:p>
                <draw:g>
                  <svg:desc>Severities.D6:Severities.D9</svg:desc>
                </draw:g>
              </table:table-cell>
              <table:table-cell office:value-type="float" office:value="0.110143610305754">
                <text:p>0.110143610305754</text:p>
                <draw:g>
                  <svg:desc>Severities.E6:Severities.E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11993922417803">
                <text:p>0.0411993922417803</text:p>
              </table:table-cell>
              <table:table-cell office:value-type="float" office:value="0.163253604193971">
                <text:p>0.163253604193971</text:p>
              </table:table-cell>
              <table:table-cell office:value-type="float" office:value="0.0727786143082263">
                <text:p>0.0727786143082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18355331082401">
                <text:p>0.0618355331082401</text:p>
              </table:table-cell>
              <table:table-cell office:value-type="float" office:value="0.0907601572739188">
                <text:p>0.0907601572739188</text:p>
              </table:table-cell>
              <table:table-cell office:value-type="float" office:value="0.0691685876866303">
                <text:p>0.06916858768663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3367875647668">
                <text:p>0.203367875647668</text:p>
              </table:table-cell>
              <table:table-cell office:value-type="float" office:value="0.0900229357798165">
                <text:p>0.0900229357798165</text:p>
              </table:table-cell>
              <table:table-cell office:value-type="float" office:value="0.132398916346658">
                <text:p>0.1323989163466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14cm" svg:height="5.898cm" xlink:href=".." xlink:type="simple" chart:class="chart:bar" chart:style-name="ch1">
        <chart:legend chart:legend-position="end" svg:x="6.83cm" svg:y="2.152cm" style:legend-expansion="high" chart:style-name="ch2"/>
        <chart:plot-area chart:style-name="ch3" table:cell-range-address="Severities.G17:Severities.J19" chart:data-source-has-labels="both" svg:x="0.18cm" svg:y="0.117cm" svg:width="6.47cm" svg:height="4.683cm">
          <chartooo:coordinate-region svg:x="1.384cm" svg:y="0.316cm" svg:width="5.266cm" svg:height="3.837cm"/>
          <chart:axis chart:dimension="x" chart:name="primary-x" chart:style-name="ch4" chartooo:axis-type="auto">
            <chartooo:date-scale/>
            <chart:title svg:x="2.008cm" svg:y="4.917cm" chart:style-name="ch5">
              <text:p>Severity Threshold</text:p>
            </chart:title>
            <chart:categories table:cell-range-address="Severities.G18:Severities.G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verities.H18:Severities.H19" chart:label-cell-address="Severities.H17:Severities.H17" chart:class="chart:bar">
            <chart:data-point chart:repeated="2"/>
          </chart:series>
          <chart:series chart:style-name="ch9" chart:values-cell-range-address="Severities.I18:Severities.I19" chart:label-cell-address="Severities.I17:Severities.I17" chart:class="chart:bar">
            <chart:data-point chart:repeated="2"/>
          </chart:series>
          <chart:series chart:style-name="ch10" chart:values-cell-range-address="Severities.J18:Severities.J19" chart:label-cell-address="Severities.J17:Severities.J1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everities.H17:Severities.H17</svg:desc>
                </draw:g>
              </table:table-cell>
              <table:table-cell office:value-type="string">
                <text:p>Recall</text:p>
                <draw:g>
                  <svg:desc>Severities.I17:Severities.I17</svg:desc>
                </draw:g>
              </table:table-cell>
              <table:table-cell office:value-type="string">
                <text:p>MCC</text:p>
                <draw:g>
                  <svg:desc>Severities.J17:Severities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ice</text:p>
                <draw:g>
                  <svg:desc>Severities.G18:Severities.G19</svg:desc>
                </draw:g>
              </table:table-cell>
              <table:table-cell office:value-type="float" office:value="0.00134853882310756">
                <text:p>0.00134853882310756</text:p>
                <draw:g>
                  <svg:desc>Severities.H18:Severities.H19</svg:desc>
                </draw:g>
              </table:table-cell>
              <table:table-cell office:value-type="float" office:value="0.00708551769331586">
                <text:p>0.00708551769331586</text:p>
                <draw:g>
                  <svg:desc>Severities.I18:Severities.I19</svg:desc>
                </draw:g>
              </table:table-cell>
              <table:table-cell office:value-type="float" office:value="-0.00874455003322693">
                <text:p>-0.00874455003322693</text:p>
                <draw:g>
                  <svg:desc>Severities.J18:Severities.J19</svg:desc>
                </draw:g>
              </table:table-cell>
            </table:table-row>
            <table:table-row>
              <table:table-cell office:value-type="string">
                <text:p>Warning</text:p>
              </table:table-cell>
              <table:table-cell office:value-type="float" office:value="0.00278130687085808">
                <text:p>0.00278130687085808</text:p>
              </table:table-cell>
              <table:table-cell office:value-type="float" office:value="0.00331749672346003">
                <text:p>0.00331749672346003</text:p>
              </table:table-cell>
              <table:table-cell office:value-type="float" office:value="-0.00254917237417558">
                <text:p>-0.002549172374175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minimum="0" chart:maximum="0.8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15cm" svg:height="9.783cm" xlink:href=".." xlink:type="simple" chart:class="chart:bar" chart:style-name="ch1">
        <chart:legend svg:x="15.34cm" svg:y="4.067cm" style:legend-expansion="custom" chartooo:width="1.974cm" chartooo:height="1.594cm" style:legend-expansion-aspect-ratio="1.23839397741531" chart:style-name="ch2"/>
        <chart:plot-area chart:style-name="ch3" table:cell-range-address="'FOSS SATE Juliet &gt; 2'.C3:'FOSS SATE Juliet &gt; 2'.M3 'FOSS SATE Juliet &gt; 2'.B20:'FOSS SATE Juliet &gt; 2'.M21 'FOSS SATE Juliet &gt; 2'.B23:'FOSS SATE Juliet &gt; 2'.M23" chart:data-source-has-labels="both" svg:x="0.336cm" svg:y="0.124cm" svg:width="14.827cm" svg:height="9.587cm">
          <chartooo:coordinate-region svg:x="1.275cm" svg:y="0.323cm" svg:width="13.888cm" svg:height="7.417cm"/>
          <chart:axis chart:dimension="x" chart:name="primary-x" chart:style-name="ch4" chartooo:axis-type="auto">
            <chartooo:date-scale/>
            <chart:categories table:cell-range-address="'FOSS SATE Juliet &gt; 2'.C3:'FOSS SATE Juliet &gt; 2'.M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SS SATE Juliet &gt; 2'.C20:'FOSS SATE Juliet &gt; 2'.M20" chart:label-cell-address="'FOSS SATE Juliet &gt; 2'.B20:'FOSS SATE Juliet &gt; 2'.B20" chart:class="chart:bar">
            <chart:data-point chart:repeated="11"/>
          </chart:series>
          <chart:series chart:style-name="ch8" chart:values-cell-range-address="'FOSS SATE Juliet &gt; 2'.C21:'FOSS SATE Juliet &gt; 2'.M21" chart:label-cell-address="'FOSS SATE Juliet &gt; 2'.B21:'FOSS SATE Juliet &gt; 2'.B21" chart:class="chart:bar">
            <chart:data-point chart:repeated="11"/>
          </chart:series>
          <chart:series chart:style-name="ch9" chart:values-cell-range-address="'FOSS SATE Juliet &gt; 2'.C23:'FOSS SATE Juliet &gt; 2'.M23" chart:label-cell-address="'FOSS SATE Juliet &gt; 2'.B23:'FOSS SATE Juliet &gt; 2'.B2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'.C3:'FOSS SATE Juliet &gt; 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'FOSS SATE Juliet &gt; 2'.B20:'FOSS SATE Juliet &gt; 2'.B20</svg:desc>
                </draw:g>
              </table:table-cell>
              <table:table-cell office:value-type="float" office:value="0.0250115794349">
                <text:p>0.0250115794349</text:p>
                <draw:g>
                  <svg:desc>'FOSS SATE Juliet &gt; 2'.C20:'FOSS SATE Juliet &gt; 2'.M20</svg:desc>
                </draw:g>
              </table:table-cell>
              <table:table-cell office:value-type="float" office:value="0.0898915858315">
                <text:p>0.0898915858315</text:p>
              </table:table-cell>
              <table:table-cell office:value-type="float" office:value="0.0835293225097">
                <text:p>0.0835293225097</text:p>
              </table:table-cell>
              <table:table-cell office:value-type="float" office:value="0.277658662093">
                <text:p>0.277658662093</text:p>
              </table:table-cell>
              <table:table-cell office:value-type="float" office:value="0.203367875648">
                <text:p>0.203367875648</text:p>
              </table:table-cell>
              <table:table-cell office:value-type="float" office:value="0.318877037633">
                <text:p>0.318877037633</text:p>
              </table:table-cell>
              <table:table-cell office:value-type="float" office:value="0.185575219801">
                <text:p>0.185575219801</text:p>
              </table:table-cell>
              <table:table-cell office:value-type="float" office:value="0.0795887114417">
                <text:p>0.0795887114417</text:p>
              </table:table-cell>
              <table:table-cell office:value-type="float" office:value="0.00134853882311">
                <text:p>0.00134853882311</text:p>
              </table:table-cell>
              <table:table-cell office:value-type="float" office:value="0.393939393939">
                <text:p>0.393939393939</text:p>
              </table:table-cell>
              <table:table-cell office:value-type="float" office:value="0.00480178502778">
                <text:p>0.00480178502778</text:p>
              </table:table-cell>
            </table:table-row>
            <table:table-row>
              <table:table-cell office:value-type="string">
                <text:p>Recall</text:p>
                <draw:g>
                  <svg:desc>'FOSS SATE Juliet &gt; 2'.B21:'FOSS SATE Juliet &gt; 2'.B21</svg:desc>
                </draw:g>
              </table:table-cell>
              <table:table-cell office:value-type="float" office:value="0.774082568807">
                <text:p>0.774082568807</text:p>
                <draw:g>
                  <svg:desc>'FOSS SATE Juliet &gt; 2'.C21:'FOSS SATE Juliet &gt; 2'.M21</svg:desc>
                </draw:g>
              </table:table-cell>
              <table:table-cell office:value-type="float" office:value="0.167758846658">
                <text:p>0.167758846658</text:p>
              </table:table-cell>
              <table:table-cell office:value-type="float" office:value="0.0901867627785">
                <text:p>0.0901867627785</text:p>
              </table:table-cell>
              <table:table-cell office:value-type="float" office:value="0.0530389908257">
                <text:p>0.0530389908257</text:p>
              </table:table-cell>
              <table:table-cell office:value-type="float" office:value="0.0900229357798">
                <text:p>0.0900229357798</text:p>
              </table:table-cell>
              <table:table-cell office:value-type="float" office:value="0.519167758847">
                <text:p>0.519167758847</text:p>
              </table:table-cell>
              <table:table-cell office:value-type="float" office:value="0.467685124509">
                <text:p>0.467685124509</text:p>
              </table:table-cell>
              <table:table-cell office:value-type="float" office:value="0.074500327654">
                <text:p>0.074500327654</text:p>
              </table:table-cell>
              <table:table-cell office:value-type="float" office:value="0.00708551769332">
                <text:p>0.00708551769332</text:p>
              </table:table-cell>
              <table:table-cell office:value-type="float" office:value="0.0106487549148">
                <text:p>0.0106487549148</text:p>
              </table:table-cell>
              <table:table-cell office:value-type="float" office:value="0.0260894495413">
                <text:p>0.0260894495413</text:p>
              </table:table-cell>
            </table:table-row>
            <table:table-row>
              <table:table-cell office:value-type="string">
                <text:p>MCC</text:p>
                <draw:g>
                  <svg:desc>'FOSS SATE Juliet &gt; 2'.B23:'FOSS SATE Juliet &gt; 2'.B23</svg:desc>
                </draw:g>
              </table:table-cell>
              <table:table-cell office:value-type="float" office:value="0.121006807170594">
                <text:p>0.121006807170594</text:p>
                <draw:g>
                  <svg:desc>'FOSS SATE Juliet &gt; 2'.C23:'FOSS SATE Juliet &gt; 2'.M23</svg:desc>
                </draw:g>
              </table:table-cell>
              <table:table-cell office:value-type="float" office:value="0.116684284086354">
                <text:p>0.116684284086354</text:p>
              </table:table-cell>
              <table:table-cell office:value-type="float" office:value="0.0819271363750725">
                <text:p>0.0819271363750725</text:p>
              </table:table-cell>
              <table:table-cell office:value-type="float" office:value="0.119487042417367">
                <text:p>0.119487042417367</text:p>
              </table:table-cell>
              <table:table-cell office:value-type="float" office:value="0.132398916346658">
                <text:p>0.132398916346658</text:p>
              </table:table-cell>
              <table:table-cell office:value-type="float" office:value="0.403071751385162">
                <text:p>0.403071751385162</text:p>
              </table:table-cell>
              <table:table-cell office:value-type="float" office:value="0.289101204858136">
                <text:p>0.289101204858136</text:p>
              </table:table-cell>
              <table:table-cell office:value-type="float" office:value="0.0724236747215152">
                <text:p>0.0724236747215152</text:p>
              </table:table-cell>
              <table:table-cell office:value-type="float" office:value="-0.00874455003322693">
                <text:p>-0.00874455003322693</text:p>
              </table:table-cell>
              <table:table-cell office:value-type="float" office:value="0.0640977961374268">
                <text:p>0.0640977961374268</text:p>
              </table:table-cell>
              <table:table-cell office:value-type="float" office:value="-0.000712321277137324">
                <text:p>-0.0007123212771373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11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1.711cm" style:legend-expansion="high" chart:style-name="ch2"/>
        <chart:plot-area chart:style-name="ch3" table:cell-range-address="'FOSS SATE Juliet &gt; 2'.C20:'FOSS SATE Juliet &gt; 2'.M23" chart:data-source-has-labels="row" svg:x="0.32cm" svg:y="0.18cm" svg:width="12.965cm" svg:height="8.64cm">
          <chartooo:coordinate-region svg:x="1.947cm" svg:y="0.379cm" svg:width="11.33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OSS SATE Juliet &gt; 2'.C20:'FOSS SATE Juliet &gt; 2'.C23" loext:label-string="adlint" chart:class="chart:bar">
            <chart:data-point chart:repeated="4"/>
          </chart:series>
          <chart:series chart:style-name="ch8" chart:values-cell-range-address="'FOSS SATE Juliet &gt; 2'.D20:'FOSS SATE Juliet &gt; 2'.D23" loext:label-string="clang_tidy" chart:class="chart:bar">
            <chart:data-point chart:repeated="4"/>
          </chart:series>
          <chart:series chart:style-name="ch9" chart:values-cell-range-address="'FOSS SATE Juliet &gt; 2'.E20:'FOSS SATE Juliet &gt; 2'.E23" loext:label-string="scan_build" chart:class="chart:bar">
            <chart:data-point chart:repeated="4"/>
          </chart:series>
          <chart:series chart:style-name="ch10" chart:values-cell-range-address="'FOSS SATE Juliet &gt; 2'.F20:'FOSS SATE Juliet &gt; 2'.F23" loext:label-string="cppcheck" chart:class="chart:bar">
            <chart:data-point chart:repeated="4"/>
          </chart:series>
          <chart:series chart:style-name="ch11" chart:values-cell-range-address="'FOSS SATE Juliet &gt; 2'.G20:'FOSS SATE Juliet &gt; 2'.G23" loext:label-string="flawfinder" chart:class="chart:bar">
            <chart:data-point chart:repeated="4"/>
          </chart:series>
          <chart:series chart:style-name="ch12" chart:values-cell-range-address="'FOSS SATE Juliet &gt; 2'.H20:'FOSS SATE Juliet &gt; 2'.H23" loext:label-string="frama_c" chart:class="chart:bar">
            <chart:data-point chart:repeated="4"/>
          </chart:series>
          <chart:series chart:style-name="ch13" chart:values-cell-range-address="'FOSS SATE Juliet &gt; 2'.I20:'FOSS SATE Juliet &gt; 2'.I23" loext:label-string="ikos" chart:class="chart:bar">
            <chart:data-point chart:repeated="4"/>
          </chart:series>
          <chart:series chart:style-name="ch14" chart:values-cell-range-address="'FOSS SATE Juliet &gt; 2'.J20:'FOSS SATE Juliet &gt; 2'.J23" loext:label-string="infer" chart:class="chart:bar">
            <chart:data-point chart:repeated="4"/>
          </chart:series>
          <chart:series chart:style-name="ch15" chart:values-cell-range-address="'FOSS SATE Juliet &gt; 2'.K20:'FOSS SATE Juliet &gt; 2'.K23" loext:label-string="oclint" chart:class="chart:bar">
            <chart:data-point chart:repeated="4"/>
          </chart:series>
          <chart:series chart:style-name="ch16" chart:values-cell-range-address="'FOSS SATE Juliet &gt; 2'.L20:'FOSS SATE Juliet &gt; 2'.L23" loext:label-string="pscan" chart:class="chart:bar">
            <chart:data-point chart:repeated="4"/>
          </chart:series>
          <chart:series chart:style-name="ch17" chart:values-cell-range-address="'FOSS SATE Juliet &gt; 2'.M20:'FOSS SATE Juliet &gt; 2'.M23" loext:label-string="sparse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</table:table-cell>
              <table:table-cell office:value-type="string">
                <text:p>clang_tidy</text:p>
              </table:table-cell>
              <table:table-cell office:value-type="string">
                <text:p>scan_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_c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0115794349">
                <text:p>0.0250115794349</text:p>
                <draw:g>
                  <svg:desc>'FOSS SATE Juliet &gt; 2'.C20:'FOSS SATE Juliet &gt; 2'.C23</svg:desc>
                </draw:g>
              </table:table-cell>
              <table:table-cell office:value-type="float" office:value="0.0898915858315">
                <text:p>0.0898915858315</text:p>
                <draw:g>
                  <svg:desc>'FOSS SATE Juliet &gt; 2'.D20:'FOSS SATE Juliet &gt; 2'.D23</svg:desc>
                </draw:g>
              </table:table-cell>
              <table:table-cell office:value-type="float" office:value="0.0835293225097">
                <text:p>0.0835293225097</text:p>
                <draw:g>
                  <svg:desc>'FOSS SATE Juliet &gt; 2'.E20:'FOSS SATE Juliet &gt; 2'.E23</svg:desc>
                </draw:g>
              </table:table-cell>
              <table:table-cell office:value-type="float" office:value="0.277658662093">
                <text:p>0.277658662093</text:p>
                <draw:g>
                  <svg:desc>'FOSS SATE Juliet &gt; 2'.F20:'FOSS SATE Juliet &gt; 2'.F23</svg:desc>
                </draw:g>
              </table:table-cell>
              <table:table-cell office:value-type="float" office:value="0.203367875648">
                <text:p>0.203367875648</text:p>
                <draw:g>
                  <svg:desc>'FOSS SATE Juliet &gt; 2'.G20:'FOSS SATE Juliet &gt; 2'.G23</svg:desc>
                </draw:g>
              </table:table-cell>
              <table:table-cell office:value-type="float" office:value="0.318877037633">
                <text:p>0.318877037633</text:p>
                <draw:g>
                  <svg:desc>'FOSS SATE Juliet &gt; 2'.H20:'FOSS SATE Juliet &gt; 2'.H23</svg:desc>
                </draw:g>
              </table:table-cell>
              <table:table-cell office:value-type="float" office:value="0.185575219801">
                <text:p>0.185575219801</text:p>
                <draw:g>
                  <svg:desc>'FOSS SATE Juliet &gt; 2'.I20:'FOSS SATE Juliet &gt; 2'.I23</svg:desc>
                </draw:g>
              </table:table-cell>
              <table:table-cell office:value-type="float" office:value="0.0795887114417">
                <text:p>0.0795887114417</text:p>
                <draw:g>
                  <svg:desc>'FOSS SATE Juliet &gt; 2'.J20:'FOSS SATE Juliet &gt; 2'.J23</svg:desc>
                </draw:g>
              </table:table-cell>
              <table:table-cell office:value-type="float" office:value="0.00134853882311">
                <text:p>0.00134853882311</text:p>
                <draw:g>
                  <svg:desc>'FOSS SATE Juliet &gt; 2'.K20:'FOSS SATE Juliet &gt; 2'.K23</svg:desc>
                </draw:g>
              </table:table-cell>
              <table:table-cell office:value-type="float" office:value="0.393939393939">
                <text:p>0.393939393939</text:p>
                <draw:g>
                  <svg:desc>'FOSS SATE Juliet &gt; 2'.L20:'FOSS SATE Juliet &gt; 2'.L23</svg:desc>
                </draw:g>
              </table:table-cell>
              <table:table-cell office:value-type="float" office:value="0.00480178502778">
                <text:p>0.00480178502778</text:p>
                <draw:g>
                  <svg:desc>'FOSS SATE Juliet &gt; 2'.M20:'FOSS SATE Juliet &gt; 2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4082568807">
                <text:p>0.774082568807</text:p>
              </table:table-cell>
              <table:table-cell office:value-type="float" office:value="0.167758846658">
                <text:p>0.167758846658</text:p>
              </table:table-cell>
              <table:table-cell office:value-type="float" office:value="0.0901867627785">
                <text:p>0.0901867627785</text:p>
              </table:table-cell>
              <table:table-cell office:value-type="float" office:value="0.0530389908257">
                <text:p>0.0530389908257</text:p>
              </table:table-cell>
              <table:table-cell office:value-type="float" office:value="0.0900229357798">
                <text:p>0.0900229357798</text:p>
              </table:table-cell>
              <table:table-cell office:value-type="float" office:value="0.519167758847">
                <text:p>0.519167758847</text:p>
              </table:table-cell>
              <table:table-cell office:value-type="float" office:value="0.467685124509">
                <text:p>0.467685124509</text:p>
              </table:table-cell>
              <table:table-cell office:value-type="float" office:value="0.074500327654">
                <text:p>0.074500327654</text:p>
              </table:table-cell>
              <table:table-cell office:value-type="float" office:value="0.00708551769332">
                <text:p>0.00708551769332</text:p>
              </table:table-cell>
              <table:table-cell office:value-type="float" office:value="0.0106487549148">
                <text:p>0.0106487549148</text:p>
              </table:table-cell>
              <table:table-cell office:value-type="float" office:value="0.0260894495413">
                <text:p>0.026089449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4574382168">
                <text:p>0.0484574382168</text:p>
              </table:table-cell>
              <table:table-cell office:value-type="float" office:value="0.11705867223">
                <text:p>0.11705867223</text:p>
              </table:table-cell>
              <table:table-cell office:value-type="float" office:value="0.0867304738272">
                <text:p>0.0867304738272</text:p>
              </table:table-cell>
              <table:table-cell office:value-type="float" office:value="0.0890646492435">
                <text:p>0.0890646492435</text:p>
              </table:table-cell>
              <table:table-cell office:value-type="float" office:value="0.12480127186">
                <text:p>0.12480127186</text:p>
              </table:table-cell>
              <table:table-cell office:value-type="float" office:value="0.395087894278">
                <text:p>0.395087894278</text:p>
              </table:table-cell>
              <table:table-cell office:value-type="float" office:value="0.265715715133">
                <text:p>0.265715715133</text:p>
              </table:table-cell>
              <table:table-cell office:value-type="float" office:value="0.0769605043261">
                <text:p>0.0769605043261</text:p>
              </table:table-cell>
              <table:table-cell office:value-type="float" office:value="0.0022658362966">
                <text:p>0.0022658362966</text:p>
              </table:table-cell>
              <table:table-cell office:value-type="float" office:value="0.0207369596427">
                <text:p>0.0207369596427</text:p>
              </table:table-cell>
              <table:table-cell office:value-type="float" office:value="0.00811077510743">
                <text:p>0.00811077510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006807170594">
                <text:p>0.121006807170594</text:p>
              </table:table-cell>
              <table:table-cell office:value-type="float" office:value="0.116684284086354">
                <text:p>0.116684284086354</text:p>
              </table:table-cell>
              <table:table-cell office:value-type="float" office:value="0.0819271363750725">
                <text:p>0.0819271363750725</text:p>
              </table:table-cell>
              <table:table-cell office:value-type="float" office:value="0.119487042417367">
                <text:p>0.119487042417367</text:p>
              </table:table-cell>
              <table:table-cell office:value-type="float" office:value="0.132398916346658">
                <text:p>0.132398916346658</text:p>
              </table:table-cell>
              <table:table-cell office:value-type="float" office:value="0.403071751385162">
                <text:p>0.403071751385162</text:p>
              </table:table-cell>
              <table:table-cell office:value-type="float" office:value="0.289101204858136">
                <text:p>0.289101204858136</text:p>
              </table:table-cell>
              <table:table-cell office:value-type="float" office:value="0.0724236747215152">
                <text:p>0.0724236747215152</text:p>
              </table:table-cell>
              <table:table-cell office:value-type="float" office:value="-0.00874455003322693">
                <text:p>-0.00874455003322693</text:p>
              </table:table-cell>
              <table:table-cell office:value-type="float" office:value="0.0640977961374268">
                <text:p>0.0640977961374268</text:p>
              </table:table-cell>
              <table:table-cell office:value-type="float" office:value="-0.000712321277137324">
                <text:p>-0.0007123212771373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 svg:stroke-opacity="25%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 svg:stroke-opacity="25%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d700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_5f_5f_5f_5f_5f_5f_5f_5f_5f_5f_5f_5f_5f_5f_5f_5f_5f_5f_5f_5f_5f_5f_5f_5f_5f_5f_5f_5f_5f_5f_5f_20_5f_5f_5f_5f_5f_5f_5f_5f_5f_5f_5f_5f_5f_5f_5f_5f_5f_5f_5f_5f_5f_5f_5f_5f_5f_5f_5f_5f_5f_5f_5f_Wide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22cm" svg:height="9.237cm" xlink:href=".." xlink:type="simple" chart:class="chart:bar" chart:style-name="ch1">
        <chart:plot-area chart:style-name="ch2" table:cell-range-address="'FOSS SATE Juliet &gt; 2'.C3:'FOSS SATE Juliet &gt; 2'.M3 'FOSS SATE Juliet &gt; 2'.B23:'FOSS SATE Juliet &gt; 2'.M23" chart:data-source-has-labels="both" svg:x="1.339cm" svg:y="0.184cm" svg:width="14.755cm" svg:height="8.869cm">
          <chartooo:coordinate-region svg:x="2.357cm" svg:y="0.184cm" svg:width="13.737cm" svg:height="7.51cm"/>
          <chart:axis chart:dimension="x" chart:name="primary-x" chart:style-name="ch3" chartooo:axis-type="auto">
            <chartooo:date-scale/>
            <chart:categories table:cell-range-address="'FOSS SATE Juliet &gt; 2'.C3:'FOSS SATE Juliet &gt; 2'.M3"/>
          </chart:axis>
          <chart:axis chart:dimension="y" chart:name="primary-y" chart:style-name="ch4">
            <chart:title svg:x="0.451cm" svg:y="5.046cm" chart:style-name="ch5">
              <text:p>MCC</text:p>
            </chart:title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FOSS SATE Juliet &gt; 2'.C23:'FOSS SATE Juliet &gt; 2'.M23" chart:label-cell-address="'FOSS SATE Juliet &gt; 2'.B23:'FOSS SATE Juliet &gt; 2'.B2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'.C3:'FOSS SATE Juliet &gt; 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MCC</text:p>
                <draw:g>
                  <svg:desc>'FOSS SATE Juliet &gt; 2'.B23:'FOSS SATE Juliet &gt; 2'.B23</svg:desc>
                </draw:g>
              </table:table-cell>
              <table:table-cell office:value-type="float" office:value="0.121006807170594">
                <text:p>0.121006807170594</text:p>
                <draw:g>
                  <svg:desc>'FOSS SATE Juliet &gt; 2'.C23:'FOSS SATE Juliet &gt; 2'.M23</svg:desc>
                </draw:g>
              </table:table-cell>
              <table:table-cell office:value-type="float" office:value="0.116684284086354">
                <text:p>0.116684284086354</text:p>
              </table:table-cell>
              <table:table-cell office:value-type="float" office:value="0.0819271363750725">
                <text:p>0.0819271363750725</text:p>
              </table:table-cell>
              <table:table-cell office:value-type="float" office:value="0.119487042417367">
                <text:p>0.119487042417367</text:p>
              </table:table-cell>
              <table:table-cell office:value-type="float" office:value="0.132398916346658">
                <text:p>0.132398916346658</text:p>
              </table:table-cell>
              <table:table-cell office:value-type="float" office:value="0.403071751385162">
                <text:p>0.403071751385162</text:p>
              </table:table-cell>
              <table:table-cell office:value-type="float" office:value="0.289101204858136">
                <text:p>0.289101204858136</text:p>
              </table:table-cell>
              <table:table-cell office:value-type="float" office:value="0.0724236747215152">
                <text:p>0.0724236747215152</text:p>
              </table:table-cell>
              <table:table-cell office:value-type="float" office:value="-0.00874455003322693">
                <text:p>-0.00874455003322693</text:p>
              </table:table-cell>
              <table:table-cell office:value-type="float" office:value="0.0640977961374268">
                <text:p>0.0640977961374268</text:p>
              </table:table-cell>
              <table:table-cell office:value-type="float" office:value="-0.000712321277137324">
                <text:p>-0.000712321277137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6cm" svg:height="6.86cm" xlink:href=".." xlink:type="simple" chart:class="chart:bar" chart:style-name="ch1">
        <chart:plot-area chart:style-name="ch2" table:cell-range-address="'FOSS SATE Juliet &gt; 2_2'.C3:'FOSS SATE Juliet &gt; 2_2'.M3 'FOSS SATE Juliet &gt; 2_2'.C5:'FOSS SATE Juliet &gt; 2_2'.M5" chart:data-source-has-labels="row" svg:x="1.254cm" svg:y="0.137cm" svg:width="10.699cm" svg:height="6.586cm">
          <chartooo:coordinate-region svg:x="2.378cm" svg:y="0.137cm" svg:width="9.575cm" svg:height="4.416cm"/>
          <chart:axis chart:dimension="x" chart:name="primary-x" chart:style-name="ch3" chartooo:axis-type="auto">
            <chartooo:date-scale/>
            <chart:categories table:cell-range-address="'FOSS SATE Juliet &gt; 2_2'.C3:'FOSS SATE Juliet &gt; 2_2'.M3"/>
          </chart:axis>
          <chart:axis chart:dimension="y" chart:name="primary-y" chart:style-name="ch4">
            <chart:title svg:x="0.451cm" svg:y="3.95cm" chart:style-name="ch5">
              <text:p>Recall</text:p>
            </chart:title>
            <chart:grid chart:style-name="ch6" chart:class="major"/>
          </chart:axis>
          <chart:series chart:style-name="ch7" chart:values-cell-range-address="'FOSS SATE Juliet &gt; 2_2'.C5:'FOSS SATE Juliet &gt; 2_2'.M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_2'.C3:'FOSS SATE Juliet &gt; 2_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0.944">
                <text:p>0.944</text:p>
                <draw:g>
                  <svg:desc>'FOSS SATE Juliet &gt; 2_2'.C5:'FOSS SATE Juliet &gt; 2_2'.M5</svg:desc>
                </draw:g>
              </table:table-cell>
              <table:table-cell office:value-type="float" office:value="0.2764">
                <text:p>0.2764</text:p>
              </table:table-cell>
              <table:table-cell office:value-type="float" office:value="0.1396">
                <text:p>0.1396</text:p>
              </table:table-cell>
              <table:table-cell office:value-type="float" office:value="0.1201">
                <text:p>0.1201</text:p>
              </table:table-cell>
              <table:table-cell office:value-type="float" office:value="0.1438">
                <text:p>0.1438</text:p>
              </table:table-cell>
              <table:table-cell office:value-type="float" office:value="0.8014">
                <text:p>0.8014</text:p>
              </table:table-cell>
              <table:table-cell office:value-type="float" office:value="0.6753">
                <text:p>0.6753</text:p>
              </table:table-cell>
              <table:table-cell office:value-type="float" office:value="0.1239">
                <text:p>0.1239</text:p>
              </table:table-cell>
              <table:table-cell office:value-type="float" office:value="0.0023">
                <text:p>0.0023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11cm" svg:height="6.981cm" xlink:href=".." xlink:type="simple" chart:class="chart:bar" chart:style-name="ch1">
        <chart:plot-area chart:style-name="ch2" table:cell-range-address="'FOSS SATE Juliet &gt; 2_2'.C3:'FOSS SATE Juliet &gt; 2_2'.M3 'FOSS SATE Juliet &gt; 2_2'.C6:'FOSS SATE Juliet &gt; 2_2'.M6" chart:data-source-has-labels="row" svg:x="1.259cm" svg:y="0.139cm" svg:width="10.904cm" svg:height="6.703cm">
          <chartooo:coordinate-region svg:x="2.383cm" svg:y="0.139cm" svg:width="9.78cm" svg:height="4.533cm"/>
          <chart:axis chart:dimension="x" chart:name="primary-x" chart:style-name="ch3" chartooo:axis-type="auto">
            <chartooo:date-scale/>
            <chart:categories table:cell-range-address="'FOSS SATE Juliet &gt; 2_2'.C3:'FOSS SATE Juliet &gt; 2_2'.M3"/>
          </chart:axis>
          <chart:axis chart:dimension="y" chart:name="primary-y" chart:style-name="ch4">
            <chart:title svg:x="0.451cm" svg:y="4.01cm" chart:style-name="ch5">
              <text:p>Recall</text:p>
            </chart:title>
            <chart:grid chart:style-name="ch6" chart:class="major"/>
          </chart:axis>
          <chart:series chart:style-name="ch7" chart:values-cell-range-address="'FOSS SATE Juliet &gt; 2_2'.C6:'FOSS SATE Juliet &gt; 2_2'.M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_2'.C3:'FOSS SATE Juliet &gt; 2_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482">
                <text:p>0.482</text:p>
                <draw:g>
                  <svg:desc>'FOSS SATE Juliet &gt; 2_2'.C6:'FOSS SATE Juliet &gt; 2_2'.M6</svg:desc>
                </draw:g>
              </table:table-cell>
              <table:table-cell office:value-type="float" office:value="0.0341">
                <text:p>0.0341</text:p>
              </table:table-cell>
              <table:table-cell office:value-type="float" office:value="0.0367">
                <text:p>0.0367</text:p>
              </table:table-cell>
              <table:table-cell office:value-type="float" office:value="0.1037">
                <text:p>0.1037</text:p>
              </table:table-cell>
              <table:table-cell office:value-type="float" office:value="0">
                <text:p>0</text:p>
              </table:table-cell>
              <table:table-cell office:value-type="float" office:value="0.1211">
                <text:p>0.1211</text:p>
              </table:table-cell>
              <table:table-cell office:value-type="float" office:value="0.1108">
                <text:p>0.1108</text:p>
              </table:table-cell>
              <table:table-cell office:value-type="float" office:value="0.1012">
                <text:p>0.1012</text:p>
              </table:table-cell>
              <table:table-cell office:value-type="float" office:value="0.0135">
                <text:p>0.0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01cm" svg:height="6.92cm" xlink:href=".." xlink:type="simple" chart:class="chart:bar" chart:style-name="ch1">
        <chart:plot-area chart:style-name="ch2" table:cell-range-address="'FOSS SATE Juliet &gt; 2_2'.C3:'FOSS SATE Juliet &gt; 2_2'.M3 'FOSS SATE Juliet &gt; 2_2'.C7:'FOSS SATE Juliet &gt; 2_2'.M7" chart:data-source-has-labels="row" svg:x="1.257cm" svg:y="0.138cm" svg:width="10.798cm" svg:height="6.644cm">
          <chartooo:coordinate-region svg:x="2.381cm" svg:y="0.138cm" svg:width="9.674cm" svg:height="4.474cm"/>
          <chart:axis chart:dimension="x" chart:name="primary-x" chart:style-name="ch3" chartooo:axis-type="auto">
            <chartooo:date-scale/>
            <chart:categories table:cell-range-address="'FOSS SATE Juliet &gt; 2_2'.C3:'FOSS SATE Juliet &gt; 2_2'.M3"/>
          </chart:axis>
          <chart:axis chart:dimension="y" chart:name="primary-y" chart:style-name="ch4">
            <chart:title svg:x="0.451cm" svg:y="3.98cm" chart:style-name="ch5">
              <text:p>Recall</text:p>
            </chart:title>
            <chart:grid chart:style-name="ch6" chart:class="major"/>
          </chart:axis>
          <chart:series chart:style-name="ch7" chart:values-cell-range-address="'FOSS SATE Juliet &gt; 2_2'.C7:'FOSS SATE Juliet &gt; 2_2'.M7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_2'.C3:'FOSS SATE Juliet &gt; 2_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Zeile 7</text:p>
                <draw:g>
                  <svg:desc/>
                </draw:g>
              </table:table-cell>
              <table:table-cell office:value-type="float" office:value="0.8684">
                <text:p>0.8684</text:p>
                <draw:g>
                  <svg:desc>'FOSS SATE Juliet &gt; 2_2'.C7:'FOSS SATE Juliet &gt; 2_2'.M7</svg:desc>
                </draw:g>
              </table:table-cell>
              <table:table-cell office:value-type="float" office:value="0.2105">
                <text:p>0.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09">
                <text:p>0.3509</text:p>
              </table:table-cell>
              <table:table-cell office:value-type="float" office:value="0.0574">
                <text:p>0.0574</text:p>
              </table:table-cell>
              <table:table-cell office:value-type="float" office:value="0.2632">
                <text:p>0.2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7">
                <text:p>0.0877</text:p>
              </table:table-cell>
              <table:table-cell office:value-type="float" office:value="0.0172">
                <text:p>0.0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59cm" svg:height="6.896cm" xlink:href=".." xlink:type="simple" chart:class="chart:bar" chart:style-name="ch1">
        <chart:plot-area chart:style-name="ch2" table:cell-range-address="'FOSS SATE Juliet &gt; 2_2'.C3:'FOSS SATE Juliet &gt; 2_2'.M3 'FOSS SATE Juliet &gt; 2_2'.C8:'FOSS SATE Juliet &gt; 2_2'.M8" chart:data-source-has-labels="row" svg:x="1.256cm" svg:y="0.137cm" svg:width="10.758cm" svg:height="6.622cm">
          <chartooo:coordinate-region svg:x="2.38cm" svg:y="0.137cm" svg:width="9.634cm" svg:height="4.452cm"/>
          <chart:axis chart:dimension="x" chart:name="primary-x" chart:style-name="ch3" chartooo:axis-type="auto">
            <chartooo:date-scale/>
            <chart:categories table:cell-range-address="'FOSS SATE Juliet &gt; 2_2'.C3:'FOSS SATE Juliet &gt; 2_2'.M3"/>
          </chart:axis>
          <chart:axis chart:dimension="y" chart:name="primary-y" chart:style-name="ch4">
            <chart:title svg:x="0.451cm" svg:y="3.968cm" chart:style-name="ch5">
              <text:p>Recall</text:p>
            </chart:title>
            <chart:grid chart:style-name="ch6" chart:class="major"/>
          </chart:axis>
          <chart:series chart:style-name="ch7" chart:values-cell-range-address="'FOSS SATE Juliet &gt; 2_2'.C8:'FOSS SATE Juliet &gt; 2_2'.M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_2'.C3:'FOSS SATE Juliet &gt; 2_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7222">
                <text:p>0.7222</text:p>
                <draw:g>
                  <svg:desc>'FOSS SATE Juliet &gt; 2_2'.C8:'FOSS SATE Juliet &gt; 2_2'.M8</svg:desc>
                </draw:g>
              </table:table-cell>
              <table:table-cell office:value-type="float" office:value="0.1018">
                <text:p>0.1018</text:p>
              </table:table-cell>
              <table:table-cell office:value-type="float" office:value="0.0851">
                <text:p>0.0851</text:p>
              </table:table-cell>
              <table:table-cell office:value-type="float" office:value="0.0123">
                <text:p>0.0123</text:p>
              </table:table-cell>
              <table:table-cell office:value-type="float" office:value="0.0045">
                <text:p>0.0045</text:p>
              </table:table-cell>
              <table:table-cell office:value-type="float" office:value="0.5966">
                <text:p>0.5966</text:p>
              </table:table-cell>
              <table:table-cell office:value-type="float" office:value="0.4723">
                <text:p>0.4723</text:p>
              </table:table-cell>
              <table:table-cell office:value-type="float" office:value="0.0568">
                <text:p>0.056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161">
                <text:p>0.0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4cm" svg:height="9.407cm" xlink:href=".." xlink:type="simple" chart:class="chart:bar" chart:style-name="ch1">
        <chart:legend chart:legend-position="end" svg:x="14.54cm" svg:y="4.155cm" style:legend-expansion="high" chart:style-name="ch2"/>
        <chart:plot-area chart:style-name="ch3" table:cell-range-address="'FOSS SATE Juliet &gt; 2'.C3:'FOSS SATE Juliet &gt; 2'.M3 'FOSS SATE Juliet &gt; 2'.B20:'FOSS SATE Juliet &gt; 2'.M21" chart:data-source-has-labels="both" svg:x="0.334cm" svg:y="0.188cm" svg:width="13.872cm" svg:height="9.031cm">
          <chartooo:coordinate-region svg:x="1.273cm" svg:y="0.188cm" svg:width="12.933cm" svg:height="6.86cm"/>
          <chart:axis chart:dimension="x" chart:name="primary-x" chart:style-name="ch4" chartooo:axis-type="auto">
            <chartooo:date-scale/>
            <chart:categories table:cell-range-address="'FOSS SATE Juliet &gt; 2'.C3:'FOSS SATE Juliet &gt; 2'.M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SS SATE Juliet &gt; 2'.C20:'FOSS SATE Juliet &gt; 2'.M20" chart:label-cell-address="'FOSS SATE Juliet &gt; 2'.B20:'FOSS SATE Juliet &gt; 2'.B20" chart:class="chart:bar">
            <chart:data-point chart:repeated="11"/>
          </chart:series>
          <chart:series chart:style-name="ch8" chart:values-cell-range-address="'FOSS SATE Juliet &gt; 2'.C21:'FOSS SATE Juliet &gt; 2'.M21" chart:label-cell-address="'FOSS SATE Juliet &gt; 2'.B21:'FOSS SATE Juliet &gt; 2'.B2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int</text:p>
                <draw:g>
                  <svg:desc>'FOSS SATE Juliet &gt; 2'.C3:'FOSS SATE Juliet &gt; 2'.M3</svg:desc>
                </draw:g>
              </table:table-cell>
              <table:table-cell office:value-type="string">
                <text:p>Clang-Tidy</text:p>
              </table:table-cell>
              <table:table-cell office:value-type="string">
                <text:p>Scan-Build</text:p>
              </table:table-cell>
              <table:table-cell office:value-type="string">
                <text:p>CPPcheck</text:p>
              </table:table-cell>
              <table:table-cell office:value-type="string">
                <text:p>Flawfinder</text:p>
              </table:table-cell>
              <table:table-cell office:value-type="string">
                <text:p>Frama-C Eva</text:p>
              </table:table-cell>
              <table:table-cell office:value-type="string">
                <text:p>IKOS</text:p>
              </table:table-cell>
              <table:table-cell office:value-type="string">
                <text:p>Infer</text:p>
              </table:table-cell>
              <table:table-cell office:value-type="string">
                <text:p>OCLINT</text:p>
              </table:table-cell>
              <table:table-cell office:value-type="string">
                <text:p>Pscan</text:p>
              </table:table-cell>
              <table:table-cell office:value-type="string">
                <text:p>Sparse</text:p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'FOSS SATE Juliet &gt; 2'.B20:'FOSS SATE Juliet &gt; 2'.B20</svg:desc>
                </draw:g>
              </table:table-cell>
              <table:table-cell office:value-type="float" office:value="0.0250115794349">
                <text:p>0.0250115794349</text:p>
                <draw:g>
                  <svg:desc>'FOSS SATE Juliet &gt; 2'.C20:'FOSS SATE Juliet &gt; 2'.M20</svg:desc>
                </draw:g>
              </table:table-cell>
              <table:table-cell office:value-type="float" office:value="0.0898915858315">
                <text:p>0.0898915858315</text:p>
              </table:table-cell>
              <table:table-cell office:value-type="float" office:value="0.0835293225097">
                <text:p>0.0835293225097</text:p>
              </table:table-cell>
              <table:table-cell office:value-type="float" office:value="0.277658662093">
                <text:p>0.277658662093</text:p>
              </table:table-cell>
              <table:table-cell office:value-type="float" office:value="0.203367875648">
                <text:p>0.203367875648</text:p>
              </table:table-cell>
              <table:table-cell office:value-type="float" office:value="0.318877037633">
                <text:p>0.318877037633</text:p>
              </table:table-cell>
              <table:table-cell office:value-type="float" office:value="0.185575219801">
                <text:p>0.185575219801</text:p>
              </table:table-cell>
              <table:table-cell office:value-type="float" office:value="0.0795887114417">
                <text:p>0.0795887114417</text:p>
              </table:table-cell>
              <table:table-cell office:value-type="float" office:value="0.00134853882311">
                <text:p>0.00134853882311</text:p>
              </table:table-cell>
              <table:table-cell office:value-type="float" office:value="0.393939393939">
                <text:p>0.393939393939</text:p>
              </table:table-cell>
              <table:table-cell office:value-type="float" office:value="0.00480178502778">
                <text:p>0.00480178502778</text:p>
              </table:table-cell>
            </table:table-row>
            <table:table-row>
              <table:table-cell office:value-type="string">
                <text:p>Recall</text:p>
                <draw:g>
                  <svg:desc>'FOSS SATE Juliet &gt; 2'.B21:'FOSS SATE Juliet &gt; 2'.B21</svg:desc>
                </draw:g>
              </table:table-cell>
              <table:table-cell office:value-type="float" office:value="0.774082568807">
                <text:p>0.774082568807</text:p>
                <draw:g>
                  <svg:desc>'FOSS SATE Juliet &gt; 2'.C21:'FOSS SATE Juliet &gt; 2'.M21</svg:desc>
                </draw:g>
              </table:table-cell>
              <table:table-cell office:value-type="float" office:value="0.167758846658">
                <text:p>0.167758846658</text:p>
              </table:table-cell>
              <table:table-cell office:value-type="float" office:value="0.0901867627785">
                <text:p>0.0901867627785</text:p>
              </table:table-cell>
              <table:table-cell office:value-type="float" office:value="0.0530389908257">
                <text:p>0.0530389908257</text:p>
              </table:table-cell>
              <table:table-cell office:value-type="float" office:value="0.0900229357798">
                <text:p>0.0900229357798</text:p>
              </table:table-cell>
              <table:table-cell office:value-type="float" office:value="0.519167758847">
                <text:p>0.519167758847</text:p>
              </table:table-cell>
              <table:table-cell office:value-type="float" office:value="0.467685124509">
                <text:p>0.467685124509</text:p>
              </table:table-cell>
              <table:table-cell office:value-type="float" office:value="0.074500327654">
                <text:p>0.074500327654</text:p>
              </table:table-cell>
              <table:table-cell office:value-type="float" office:value="0.00708551769332">
                <text:p>0.00708551769332</text:p>
              </table:table-cell>
              <table:table-cell office:value-type="float" office:value="0.0106487549148">
                <text:p>0.0106487549148</text:p>
              </table:table-cell>
              <table:table-cell office:value-type="float" office:value="0.0260894495413">
                <text:p>0.02608944954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7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69cm" svg:height="5.687cm" xlink:href=".." xlink:type="simple" chart:class="chart:bar" chart:style-name="ch1">
        <chart:legend chart:legend-position="end" svg:x="6.785cm" svg:y="2.046cm" style:legend-expansion="high" chart:style-name="ch2"/>
        <chart:plot-area chart:style-name="ch3" table:cell-range-address="Severities.G3:Severities.J5" chart:data-source-has-labels="both" svg:x="0.179cm" svg:y="0.113cm" svg:width="6.427cm" svg:height="4.48cm">
          <chartooo:coordinate-region svg:x="1.091cm" svg:y="0.312cm" svg:width="5.515cm" svg:height="3.634cm"/>
          <chart:axis chart:dimension="x" chart:name="primary-x" chart:style-name="ch4" chartooo:axis-type="auto">
            <chartooo:date-scale/>
            <chart:title svg:x="1.985cm" svg:y="4.706cm" chart:style-name="ch5">
              <text:p>Severity Threshold</text:p>
            </chart:title>
            <chart:categories table:cell-range-address="Severities.G4:Severities.G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verities.H4:Severities.H5" chart:label-cell-address="Severities.H3:Severities.H3" chart:class="chart:bar">
            <chart:data-point chart:repeated="2"/>
          </chart:series>
          <chart:series chart:style-name="ch9" chart:values-cell-range-address="Severities.I4:Severities.I5" chart:label-cell-address="Severities.I3:Severities.I3" chart:class="chart:bar">
            <chart:data-point chart:repeated="2"/>
          </chart:series>
          <chart:series chart:style-name="ch10" chart:values-cell-range-address="Severities.J4:Severities.J5" chart:label-cell-address="Severities.J3:Severities.J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everities.H3:Severities.H3</svg:desc>
                </draw:g>
              </table:table-cell>
              <table:table-cell office:value-type="string">
                <text:p>Recall</text:p>
                <draw:g>
                  <svg:desc>Severities.I3:Severities.I3</svg:desc>
                </draw:g>
              </table:table-cell>
              <table:table-cell office:value-type="string">
                <text:p>MCC</text:p>
                <draw:g>
                  <svg:desc>Severities.J3:Severitie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ice</text:p>
                <draw:g>
                  <svg:desc>Severities.G4:Severities.G5</svg:desc>
                </draw:g>
              </table:table-cell>
              <table:table-cell office:value-type="float" office:value="0.0576179378975877">
                <text:p>0.0576179378975877</text:p>
                <draw:g>
                  <svg:desc>Severities.H4:Severities.H5</svg:desc>
                </draw:g>
              </table:table-cell>
              <table:table-cell office:value-type="float" office:value="0.187336173001311">
                <text:p>0.187336173001311</text:p>
                <draw:g>
                  <svg:desc>Severities.I4:Severities.I5</svg:desc>
                </draw:g>
              </table:table-cell>
              <table:table-cell office:value-type="float" office:value="0.0957334321884798">
                <text:p>0.0957334321884798</text:p>
                <draw:g>
                  <svg:desc>Severities.J4:Severities.J5</svg:desc>
                </draw:g>
              </table:table-cell>
            </table:table-row>
            <table:table-row>
              <table:table-cell office:value-type="string">
                <text:p>Warning</text:p>
              </table:table-cell>
              <table:table-cell office:value-type="float" office:value="0.0898915858315411">
                <text:p>0.0898915858315411</text:p>
              </table:table-cell>
              <table:table-cell office:value-type="float" office:value="0.167758846657929">
                <text:p>0.167758846657929</text:p>
              </table:table-cell>
              <table:table-cell office:value-type="float" office:value="0.116684284086354">
                <text:p>0.1166842840863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bdb76b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5f9ea0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7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36cm" svg:height="6.057cm" xlink:href=".." xlink:type="simple" chart:class="chart:bar" chart:style-name="ch1">
        <chart:plot-area chart:style-name="ch2" table:cell-range-address="Severities.G10:Severities.J13" chart:data-source-has-labels="both" svg:x="0.17cm" svg:y="0.121cm" svg:width="8.196cm" svg:height="4.834cm">
          <chartooo:coordinate-region svg:x="0.897cm" svg:y="0.32cm" svg:width="7.469cm" svg:height="3.988cm"/>
          <chart:axis chart:dimension="x" chart:name="primary-x" chart:style-name="ch3" chartooo:axis-type="auto">
            <chartooo:date-scale/>
            <chart:title svg:x="2.861cm" svg:y="5.076cm" chart:style-name="ch4">
              <text:p>Severity Threshold</text:p>
            </chart:title>
            <chart:categories table:cell-range-address="Severities.G11:Severities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verities.H11:Severities.H13" chart:label-cell-address="Severities.H10:Severities.H10" chart:class="chart:bar">
            <chart:data-point chart:repeated="3"/>
          </chart:series>
          <chart:series chart:style-name="ch8" chart:values-cell-range-address="Severities.I11:Severities.I13" chart:label-cell-address="Severities.I10:Severities.I10" chart:class="chart:bar">
            <chart:data-point chart:repeated="3"/>
          </chart:series>
          <chart:series chart:style-name="ch9" chart:values-cell-range-address="Severities.J11:Severities.J13" chart:label-cell-address="Severities.J10:Severities.J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everities.H10:Severities.H10</svg:desc>
                </draw:g>
              </table:table-cell>
              <table:table-cell office:value-type="string">
                <text:p>Recall</text:p>
                <draw:g>
                  <svg:desc>Severities.I10:Severities.I10</svg:desc>
                </draw:g>
              </table:table-cell>
              <table:table-cell office:value-type="string">
                <text:p>MCC</text:p>
                <draw:g>
                  <svg:desc>Severities.J10:Severities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ice</text:p>
                <draw:g>
                  <svg:desc>Severities.G11:Severities.G13</svg:desc>
                </draw:g>
              </table:table-cell>
              <table:table-cell office:value-type="float" office:value="0.157288405558302">
                <text:p>0.157288405558302</text:p>
                <draw:g>
                  <svg:desc>Severities.H11:Severities.H13</svg:desc>
                </draw:g>
              </table:table-cell>
              <table:table-cell office:value-type="float" office:value="0.469159567496723">
                <text:p>0.469159567496723</text:p>
                <draw:g>
                  <svg:desc>Severities.I11:Severities.I13</svg:desc>
                </draw:g>
              </table:table-cell>
              <table:table-cell office:value-type="float" office:value="0.265538706868884">
                <text:p>0.265538706868884</text:p>
                <draw:g>
                  <svg:desc>Severities.J11:Severities.J13</svg:desc>
                </draw:g>
              </table:table-cell>
            </table:table-row>
            <table:table-row>
              <table:table-cell office:value-type="string">
                <text:p>Warning</text:p>
              </table:table-cell>
              <table:table-cell office:value-type="float" office:value="0.185575219800757">
                <text:p>0.185575219800757</text:p>
              </table:table-cell>
              <table:table-cell office:value-type="float" office:value="0.467685124508519">
                <text:p>0.467685124508519</text:p>
              </table:table-cell>
              <table:table-cell office:value-type="float" office:value="0.289101204858136">
                <text:p>0.289101204858136</text:p>
              </table:table-cell>
            </table:table-row>
            <table:table-row>
              <table:table-cell office:value-type="string">
                <text:p>Error</text:p>
              </table:table-cell>
              <table:table-cell office:value-type="float" office:value="0.690462911321807">
                <text:p>0.690462911321807</text:p>
              </table:table-cell>
              <table:table-cell office:value-type="float" office:value="0.101408912188729">
                <text:p>0.101408912188729</text:p>
              </table:table-cell>
              <table:table-cell office:value-type="float" office:value="0.263427179699">
                <text:p>0.2634271796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